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5.1215in" table:align="left"/>
    </style:style>
    <style:style style:name="Table1.A" style:family="table-column">
      <style:table-column-properties style:column-width="1.291in"/>
    </style:style>
    <style:style style:name="Table1.B" style:family="table-column">
      <style:table-column-properties style:column-width="3.8306in"/>
    </style:style>
    <style:style style:name="Table1.A1" style:family="table-cell">
      <style:table-cell-properties style:vertical-align="middle" fo:padding="0.0194in" fo:border="none"/>
    </style:style>
    <style:style style:name="Table2" style:family="table">
      <style:table-properties style:width="2.9125in" table:align="left"/>
    </style:style>
    <style:style style:name="Table2.A" style:family="table-column">
      <style:table-column-properties style:column-width="1.4069in"/>
    </style:style>
    <style:style style:name="Table2.B" style:family="table-column">
      <style:table-column-properties style:column-width="0.6486in"/>
    </style:style>
    <style:style style:name="Table2.C" style:family="table-column">
      <style:table-column-properties style:column-width="0.8569in"/>
    </style:style>
    <style:style style:name="Table2.A1" style:family="table-cell">
      <style:table-cell-properties style:vertical-align="middle" fo:padding="0.0194in" fo:border="none"/>
    </style:style>
    <style:style style:name="Table3" style:family="table">
      <style:table-properties style:width="3.3049in" table:align="left"/>
    </style:style>
    <style:style style:name="Table3.A" style:family="table-column">
      <style:table-column-properties style:column-width="1.2222in"/>
    </style:style>
    <style:style style:name="Table3.B" style:family="table-column">
      <style:table-column-properties style:column-width="0.6083in"/>
    </style:style>
    <style:style style:name="Table3.C" style:family="table-column">
      <style:table-column-properties style:column-width="1.4743in"/>
    </style:style>
    <style:style style:name="Table3.A1" style:family="table-cell">
      <style:table-cell-properties style:vertical-align="middle" fo:padding="0.0194in" fo:border="none"/>
    </style:style>
    <style:style style:name="Table4" style:family="table">
      <style:table-properties style:width="3.35in" table:align="left"/>
    </style:style>
    <style:style style:name="Table4.A" style:family="table-column">
      <style:table-column-properties style:column-width="1.4847in"/>
    </style:style>
    <style:style style:name="Table4.B" style:family="table-column">
      <style:table-column-properties style:column-width="1.1722in"/>
    </style:style>
    <style:style style:name="Table4.C" style:family="table-column">
      <style:table-column-properties style:column-width="0.6931in"/>
    </style:style>
    <style:style style:name="Table4.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1">
      <style:paragraph-properties fo:margin-top="0in" fo:margin-bottom="0in"/>
    </style:style>
    <style:style style:name="P48" style:family="paragraph" style:parent-style-name="Text_20_body" style:list-style-name="L2">
      <style:paragraph-properties fo:margin-top="0in" fo:margin-bottom="0in"/>
    </style:style>
    <style:style style:name="P49" style:family="paragraph" style:parent-style-name="Text_20_body" style:list-style-name="L3">
      <style:paragraph-properties fo:margin-top="0in" fo:margin-bottom="0in"/>
    </style:style>
    <style:style style:name="P50" style:family="paragraph" style:parent-style-name="Text_20_body" style:list-style-name="L4">
      <style:paragraph-properties fo:margin-top="0in" fo:margin-bottom="0in"/>
    </style:style>
    <style:style style:name="P51" style:family="paragraph" style:parent-style-name="Text_20_body" style:list-style-name="L5">
      <style:paragraph-properties fo:margin-top="0in" fo:margin-bottom="0in"/>
    </style:style>
    <style:style style:name="P52" style:family="paragraph" style:parent-style-name="Text_20_body" style:list-style-name="L6">
      <style:paragraph-properties fo:margin-top="0in" fo:margin-bottom="0in"/>
    </style:style>
    <style:style style:name="P53" style:family="paragraph" style:parent-style-name="Text_20_body" style:list-style-name="L7">
      <style:paragraph-properties fo:margin-top="0in" fo:margin-bottom="0in"/>
    </style:style>
    <style:style style:name="P54" style:family="paragraph" style:parent-style-name="Text_20_body" style:list-style-name="L8">
      <style:paragraph-properties fo:margin-top="0in" fo:margin-bottom="0in"/>
    </style:style>
    <style:style style:name="P55" style:family="paragraph" style:parent-style-name="Text_20_body" style:list-style-name="L9">
      <style:paragraph-properties fo:margin-top="0in" fo:margin-bottom="0in"/>
    </style:style>
    <style:style style:name="P56" style:family="paragraph" style:parent-style-name="Text_20_body" style:list-style-name="L10">
      <style:paragraph-properties fo:margin-top="0in" fo:margin-bottom="0in"/>
    </style:style>
    <style:style style:name="P57" style:family="paragraph" style:parent-style-name="Text_20_body" style:list-style-name="L11">
      <style:paragraph-properties fo:margin-top="0in" fo:margin-bottom="0in"/>
    </style:style>
    <style:style style:name="P58" style:family="paragraph" style:parent-style-name="Text_20_body" style:list-style-name="L12">
      <style:paragraph-properties fo:margin-top="0in" fo:margin-bottom="0in"/>
    </style:style>
    <style:style style:name="P59" style:family="paragraph" style:parent-style-name="Text_20_body" style:list-style-name="L13">
      <style:paragraph-properties fo:margin-top="0in" fo:margin-bottom="0in"/>
    </style:style>
    <style:style style:name="P60" style:family="paragraph" style:parent-style-name="Text_20_body" style:list-style-name="L15">
      <style:paragraph-properties fo:margin-top="0in" fo:margin-bottom="0in"/>
    </style:style>
    <style:style style:name="P61" style:family="paragraph" style:parent-style-name="Text_20_body" style:list-style-name="L16">
      <style:paragraph-properties fo:margin-top="0in" fo:margin-bottom="0in"/>
    </style:style>
    <style:style style:name="P62" style:family="paragraph" style:parent-style-name="Text_20_body" style:list-style-name="L17">
      <style:paragraph-properties fo:margin-top="0in" fo:margin-bottom="0in"/>
    </style:style>
    <style:style style:name="P63" style:family="paragraph" style:parent-style-name="Text_20_body" style:list-style-name="L18">
      <style:paragraph-properties fo:margin-top="0in" fo:margin-bottom="0in"/>
    </style:style>
    <style:style style:name="P64" style:family="paragraph" style:parent-style-name="Text_20_body" style:list-style-name="L19">
      <style:paragraph-properties fo:margin-top="0in" fo:margin-bottom="0in"/>
    </style:style>
    <style:style style:name="P65" style:family="paragraph" style:parent-style-name="Text_20_body" style:list-style-name="L20">
      <style:paragraph-properties fo:margin-top="0in" fo:margin-bottom="0in"/>
    </style:style>
    <style:style style:name="P66" style:family="paragraph" style:parent-style-name="Text_20_body" style:list-style-name="L21">
      <style:paragraph-properties fo:margin-top="0in" fo:margin-bottom="0in"/>
    </style:style>
    <style:style style:name="P67" style:family="paragraph" style:parent-style-name="Text_20_body" style:list-style-name="L22">
      <style:paragraph-properties fo:margin-top="0in" fo:margin-bottom="0in"/>
    </style:style>
    <style:style style:name="P68" style:family="paragraph" style:parent-style-name="Text_20_body" style:list-style-name="L23">
      <style:paragraph-properties fo:margin-top="0in" fo:margin-bottom="0in"/>
    </style:style>
    <style:style style:name="P69" style:family="paragraph" style:parent-style-name="Text_20_body" style:list-style-name="L24">
      <style:paragraph-properties fo:margin-top="0in" fo:margin-bottom="0in"/>
    </style:style>
    <style:style style:name="P70" style:family="paragraph" style:parent-style-name="Text_20_body" style:list-style-name="L25">
      <style:paragraph-properties fo:margin-top="0in" fo:margin-bottom="0in"/>
    </style:style>
    <style:style style:name="P71" style:family="paragraph" style:parent-style-name="Text_20_body" style:list-style-name="L26">
      <style:paragraph-properties fo:margin-top="0in" fo:margin-bottom="0in"/>
    </style:style>
    <style:style style:name="P72" style:family="paragraph" style:parent-style-name="Text_20_body" style:list-style-name="L27">
      <style:paragraph-properties fo:margin-top="0in" fo:margin-bottom="0in"/>
    </style:style>
    <style:style style:name="P73" style:family="paragraph" style:parent-style-name="Text_20_body" style:list-style-name="L28">
      <style:paragraph-properties fo:margin-top="0in" fo:margin-bottom="0in"/>
    </style:style>
    <style:style style:name="P74" style:family="paragraph" style:parent-style-name="Text_20_body" style:list-style-name="L29">
      <style:paragraph-properties fo:margin-top="0in" fo:margin-bottom="0in"/>
    </style:style>
    <style:style style:name="P75" style:family="paragraph" style:parent-style-name="Text_20_body" style:list-style-name="L30">
      <style:paragraph-properties fo:margin-top="0in" fo:margin-bottom="0in"/>
    </style:style>
    <style:style style:name="P76" style:family="paragraph" style:parent-style-name="Text_20_body" style:list-style-name="L31">
      <style:paragraph-properties fo:margin-top="0in" fo:margin-bottom="0in"/>
    </style:style>
    <style:style style:name="P77" style:family="paragraph" style:parent-style-name="Text_20_body" style:list-style-name="L32">
      <style:paragraph-properties fo:margin-top="0in" fo:margin-bottom="0in"/>
    </style:style>
    <style:style style:name="P78" style:family="paragraph" style:parent-style-name="Text_20_body" style:list-style-name="L33">
      <style:paragraph-properties fo:margin-top="0in" fo:margin-bottom="0in"/>
    </style:style>
    <style:style style:name="P79" style:family="paragraph" style:parent-style-name="Text_20_body" style:list-style-name="L34">
      <style:paragraph-properties fo:margin-top="0in" fo:margin-bottom="0in"/>
    </style:style>
    <style:style style:name="P80" style:family="paragraph" style:parent-style-name="Text_20_body" style:list-style-name="L35">
      <style:paragraph-properties fo:margin-top="0in" fo:margin-bottom="0in"/>
    </style:style>
    <style:style style:name="P81" style:family="paragraph" style:parent-style-name="Text_20_body" style:list-style-name="L36">
      <style:paragraph-properties fo:margin-top="0in" fo:margin-bottom="0in"/>
    </style:style>
    <style:style style:name="P82" style:family="paragraph" style:parent-style-name="Text_20_body" style:list-style-name="L37">
      <style:paragraph-properties fo:margin-top="0in" fo:margin-bottom="0in"/>
    </style:style>
    <style:style style:name="P83" style:family="paragraph" style:parent-style-name="Text_20_body" style:list-style-name="L38">
      <style:paragraph-properties fo:margin-top="0in" fo:margin-bottom="0in"/>
    </style:style>
    <style:style style:name="P84" style:family="paragraph" style:parent-style-name="Text_20_body" style:list-style-name="L39">
      <style:paragraph-properties fo:margin-top="0in" fo:margin-bottom="0in"/>
    </style:style>
    <style:style style:name="P85" style:family="paragraph" style:parent-style-name="Text_20_body" style:list-style-name="L40">
      <style:paragraph-properties fo:margin-top="0in" fo:margin-bottom="0in"/>
    </style:style>
    <style:style style:name="P86" style:family="paragraph" style:parent-style-name="Text_20_body" style:list-style-name="L41">
      <style:paragraph-properties fo:margin-top="0in" fo:margin-bottom="0in"/>
    </style:style>
    <style:style style:name="P87" style:family="paragraph" style:parent-style-name="Text_20_body" style:list-style-name="L42">
      <style:paragraph-properties fo:margin-top="0in" fo:margin-bottom="0in"/>
    </style:style>
    <style:style style:name="P88" style:family="paragraph" style:parent-style-name="Text_20_body" style:list-style-name="L43">
      <style:paragraph-properties fo:margin-top="0in" fo:margin-bottom="0in"/>
    </style:style>
    <style:style style:name="P89" style:family="paragraph" style:parent-style-name="Text_20_body" style:list-style-name="L44">
      <style:paragraph-properties fo:margin-top="0in" fo:margin-bottom="0in"/>
    </style:style>
    <style:style style:name="P90" style:family="paragraph" style:parent-style-name="Text_20_body" style:list-style-name="L45">
      <style:paragraph-properties fo:margin-top="0in" fo:margin-bottom="0in"/>
    </style:style>
    <style:style style:name="P91" style:family="paragraph" style:parent-style-name="Text_20_body" style:list-style-name="L46">
      <style:paragraph-properties fo:margin-top="0in" fo:margin-bottom="0in"/>
    </style:style>
    <style:style style:name="P92" style:family="paragraph" style:parent-style-name="Preformatted_20_Text" style:list-style-name="L34"/>
    <style:style style:name="P93" style:family="paragraph" style:parent-style-name="Preformatted_20_Text">
      <style:paragraph-properties fo:margin-top="0in" fo:margin-bottom="0.1965in"/>
    </style:style>
    <style:style style:name="P94" style:family="paragraph" style:parent-style-name="Preformatted_20_Text" style:list-style-name="L11">
      <style:paragraph-properties fo:margin-top="0in" fo:margin-bottom="0.1965in"/>
    </style:style>
    <style:style style:name="P95" style:family="paragraph" style:parent-style-name="Preformatted_20_Text" style:list-style-name="L34">
      <style:paragraph-properties fo:margin-top="0in" fo:margin-bottom="0.1965in"/>
    </style:style>
    <style:style style:name="P96" style:family="paragraph" style:parent-style-name="Preformatted_20_Text" style:list-style-name="L36">
      <style:paragraph-properties fo:margin-top="0in" fo:margin-bottom="0.1965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I Customer Review Response Generator</text:h>
      <text:h text:style-name="Heading_20_2" text:outline-level="2">Technical Documentation</text:h>
      <text:p text:style-name="Horizontal_20_Line"/>
      <text:h text:style-name="Heading_20_2" text:outline-level="2">Table of Contents</text:h>
      <text:list xml:id="list2171746072094319652" text:style-name="L1">
        <text:list-item>
          <text:p text:style-name="P47"><text:a xlink:type="simple" xlink:href="https://claude.ai/chat/43aeb799-e886-43fc-ab36-744e2d2a4ab9#executive-summary" text:style-name="Internet_20_link" text:visited-style-name="Visited_20_Internet_20_Link">Executive Summary</text:a> </text:p>
        </text:list-item>
        <text:list-item>
          <text:p text:style-name="P47"><text:a xlink:type="simple" xlink:href="https://claude.ai/chat/43aeb799-e886-43fc-ab36-744e2d2a4ab9#system-architecture" text:style-name="Internet_20_link" text:visited-style-name="Visited_20_Internet_20_Link">System Architecture</text:a> </text:p>
        </text:list-item>
        <text:list-item>
          <text:p text:style-name="P47"><text:a xlink:type="simple" xlink:href="https://claude.ai/chat/43aeb799-e886-43fc-ab36-744e2d2a4ab9#technology-stack" text:style-name="Internet_20_link" text:visited-style-name="Visited_20_Internet_20_Link">Technology Stack</text:a> </text:p>
        </text:list-item>
        <text:list-item>
          <text:p text:style-name="P47"><text:a xlink:type="simple" xlink:href="https://claude.ai/chat/43aeb799-e886-43fc-ab36-744e2d2a4ab9#core-components" text:style-name="Internet_20_link" text:visited-style-name="Visited_20_Internet_20_Link">Core Components</text:a> </text:p>
        </text:list-item>
        <text:list-item>
          <text:p text:style-name="P47"><text:a xlink:type="simple" xlink:href="https://claude.ai/chat/43aeb799-e886-43fc-ab36-744e2d2a4ab9#implementation-details" text:style-name="Internet_20_link" text:visited-style-name="Visited_20_Internet_20_Link">Implementation Details</text:a> </text:p>
        </text:list-item>
        <text:list-item>
          <text:p text:style-name="P47"><text:a xlink:type="simple" xlink:href="https://claude.ai/chat/43aeb799-e886-43fc-ab36-744e2d2a4ab9#api-documentation" text:style-name="Internet_20_link" text:visited-style-name="Visited_20_Internet_20_Link">API Documentation</text:a> </text:p>
        </text:list-item>
        <text:list-item>
          <text:p text:style-name="P47"><text:a xlink:type="simple" xlink:href="https://claude.ai/chat/43aeb799-e886-43fc-ab36-744e2d2a4ab9#features--capabilities" text:style-name="Internet_20_link" text:visited-style-name="Visited_20_Internet_20_Link">Features &amp; Capabilities</text:a> </text:p>
        </text:list-item>
        <text:list-item>
          <text:p text:style-name="P47"><text:a xlink:type="simple" xlink:href="https://claude.ai/chat/43aeb799-e886-43fc-ab36-744e2d2a4ab9#installation--setup" text:style-name="Internet_20_link" text:visited-style-name="Visited_20_Internet_20_Link">Installation &amp; Setup</text:a> </text:p>
        </text:list-item>
        <text:list-item>
          <text:p text:style-name="P47"><text:a xlink:type="simple" xlink:href="https://claude.ai/chat/43aeb799-e886-43fc-ab36-744e2d2a4ab9#configuration" text:style-name="Internet_20_link" text:visited-style-name="Visited_20_Internet_20_Link">Configuration</text:a> </text:p>
        </text:list-item>
        <text:list-item>
          <text:p text:style-name="P47"><text:a xlink:type="simple" xlink:href="https://claude.ai/chat/43aeb799-e886-43fc-ab36-744e2d2a4ab9#usage-guide" text:style-name="Internet_20_link" text:visited-style-name="Visited_20_Internet_20_Link">Usage Guide</text:a> </text:p>
        </text:list-item>
        <text:list-item>
          <text:p text:style-name="P47"><text:a xlink:type="simple" xlink:href="https://claude.ai/chat/43aeb799-e886-43fc-ab36-744e2d2a4ab9#performance-considerations" text:style-name="Internet_20_link" text:visited-style-name="Visited_20_Internet_20_Link">Performance Considerations</text:a> </text:p>
        </text:list-item>
        <text:list-item>
          <text:p text:style-name="P47"><text:a xlink:type="simple" xlink:href="https://claude.ai/chat/43aeb799-e886-43fc-ab36-744e2d2a4ab9#security" text:style-name="Internet_20_link" text:visited-style-name="Visited_20_Internet_20_Link">Security</text:a> </text:p>
        </text:list-item>
        <text:list-item>
          <text:p text:style-name="P47"><text:a xlink:type="simple" xlink:href="https://claude.ai/chat/43aeb799-e886-43fc-ab36-744e2d2a4ab9#troubleshooting" text:style-name="Internet_20_link" text:visited-style-name="Visited_20_Internet_20_Link">Troubleshooting</text:a> </text:p>
        </text:list-item>
        <text:list-item>
          <text:p text:style-name="P1"><text:a xlink:type="simple" xlink:href="https://claude.ai/chat/43aeb799-e886-43fc-ab36-744e2d2a4ab9#future-enhancements" text:style-name="Internet_20_link" text:visited-style-name="Visited_20_Internet_20_Link">Future Enhancements</text:a> </text:p>
        </text:list-item>
      </text:list>
      <text:p text:style-name="Horizontal_20_Line"/>
      <text:h text:style-name="Heading_20_2" text:outline-level="2">Executive Summary</text:h>
      <text:p text:style-name="Text_20_body">The AI Customer Review Response Generator is an intelligent conversational chatbot designed specifically for hotels and restaurants to handle customer reviews and communications professionally. The system leverages Large Language Models (LLMs), Retrieval-Augmented Generation (RAG), and conversational AI to generate personalized, context-aware responses.</text:p>
      <text:h text:style-name="Heading_20_3" text:outline-level="3">Key Objectives</text:h>
      <text:list xml:id="list4364928514484656210" text:style-name="L2">
        <text:list-item>
          <text:p text:style-name="P48">Generate professional, personalized review responses </text:p>
        </text:list-item>
        <text:list-item>
          <text:p text:style-name="P48">Create reusable communication templates </text:p>
        </text:list-item>
        <text:list-item>
          <text:p text:style-name="P48">Handle multi-turn conversational interactions </text:p>
        </text:list-item>
        <text:list-item>
          <text:p text:style-name="P48">Provide context-aware follow-up suggestions </text:p>
        </text:list-item>
        <text:list-item>
          <text:p text:style-name="P2">Maintain conversation history across sessions </text:p>
        </text:list-item>
      </text:list>
      <text:h text:style-name="Heading_20_3" text:outline-level="3">Target Users</text:h>
      <text:list xml:id="list865516176455536485" text:style-name="L3">
        <text:list-item>
          <text:p text:style-name="P49">Hotel management teams </text:p>
        </text:list-item>
        <text:list-item>
          <text:p text:style-name="P49">Restaurant customer service staff </text:p>
        </text:list-item>
        <text:list-item>
          <text:p text:style-name="P49">Hospitality industry professionals </text:p>
        </text:list-item>
        <text:list-item>
          <text:p text:style-name="P3">Customer experience managers </text:p>
        </text:list-item>
      </text:list>
      <text:p text:style-name="Horizontal_20_Line"/>
      <text:h text:style-name="Heading_20_2" text:outline-level="2"><text:soft-page-break/>System Architecture</text:h>
      <text:h text:style-name="Heading_20_3" text:outline-level="3">High-Level Architecture</text:h>
      <text:p text:style-name="Preformatted_20_Text"><text:span text:style-name="Source_20_Text">┌─────────────────────────────────────────────────────────────┐</text:span></text:p>
      <text:p text:style-name="Preformatted_20_Text"><text:span text:style-name="Source_20_Text">│ <text:s text:c="20"/>Frontend Layer <text:s text:c="26"/>│</text:span></text:p>
      <text:p text:style-name="Preformatted_20_Text"><text:span text:style-name="Source_20_Text">│ <text:s/>┌────────────────────────────────────────────────────┐ <text:s text:c="4"/>│</text:span></text:p>
      <text:p text:style-name="Preformatted_20_Text"><text:span text:style-name="Source_20_Text">│ <text:s/>│ <text:s text:c="8"/>Streamlit Web Application <text:s text:c="17"/>│ <text:s text:c="4"/>│</text:span></text:p>
      <text:p text:style-name="Preformatted_20_Text"><text:span text:style-name="Source_20_Text">│ <text:s/>│ <text:s/>- Modern UI/UX <text:s text:c="35"/>│ <text:s text:c="4"/>│</text:span></text:p>
      <text:p text:style-name="Preformatted_20_Text"><text:span text:style-name="Source_20_Text">│ <text:s/>│ <text:s/>- Real-time chat interface <text:s text:c="23"/>│ <text:s text:c="4"/>│</text:span></text:p>
      <text:p text:style-name="Preformatted_20_Text"><text:span text:style-name="Source_20_Text">│ <text:s/>│ <text:s/>- Smart suggestion engine <text:s text:c="24"/>│ <text:s text:c="4"/>│</text:span></text:p>
      <text:p text:style-name="Preformatted_20_Text"><text:span text:style-name="Source_20_Text">│ <text:s/>│ <text:s/>- Session management <text:s text:c="29"/>│ <text:s text:c="4"/>│</text:span></text:p>
      <text:p text:style-name="Preformatted_20_Text"><text:span text:style-name="Source_20_Text">│ <text:s/>└─────────────────┬──────────────────────────────────┘ <text:s text:c="4"/>│</text:span></text:p>
      <text:p text:style-name="Preformatted_20_Text"><text:span text:style-name="Source_20_Text">└────────────────────┼──────────────────────────────────────┘</text:span></text:p>
      <text:p text:style-name="Preformatted_20_Text"><text:span text:style-name="Source_20_Text"><text:s text:c="21"/>│ HTTP/REST</text:span></text:p>
      <text:p text:style-name="Preformatted_20_Text"><text:span text:style-name="Source_20_Text"><text:s text:c="21"/>│ POST /chat</text:span></text:p>
      <text:p text:style-name="Preformatted_20_Text"><text:span text:style-name="Source_20_Text">┌────────────────────┼──────────────────────────────────────┐</text:span></text:p>
      <text:p text:style-name="Preformatted_20_Text"><text:span text:style-name="Source_20_Text">│ <text:s text:c="19"/>▼ <text:s text:c="7"/>Backend Layer <text:s text:c="18"/>│</text:span></text:p>
      <text:p text:style-name="Preformatted_20_Text"><text:span text:style-name="Source_20_Text">│ <text:s/>┌────────────────────────────────────────────────────┐ <text:s text:c="4"/>│</text:span></text:p>
      <text:p text:style-name="Preformatted_20_Text"><text:span text:style-name="Source_20_Text">│ <text:s/>│ <text:s text:c="11"/>Flask API Server <text:s text:c="23"/>│ <text:s text:c="4"/>│</text:span></text:p>
      <text:p text:style-name="Preformatted_20_Text"><text:span text:style-name="Source_20_Text">│ <text:s/>│ <text:s/>- Request routing <text:s text:c="32"/>│ <text:s text:c="4"/>│</text:span></text:p>
      <text:p text:style-name="Preformatted_20_Text"><text:span text:style-name="Source_20_Text">│ <text:s/>│ <text:s/>- Session ID generation <text:s text:c="26"/>│ <text:s text:c="4"/>│</text:span></text:p>
      <text:p text:style-name="Preformatted_20_Text"><text:span text:style-name="Source_20_Text">│ <text:s/>│ <text:s/>- Error handling <text:s text:c="33"/>│ <text:s text:c="4"/>│</text:span></text:p>
      <text:p text:style-name="Preformatted_20_Text"><text:span text:style-name="Source_20_Text">│ <text:s/>└─────────────────┬──────────────────────────────────┘ <text:s text:c="4"/>│</text:span></text:p>
      <text:p text:style-name="Preformatted_20_Text"><text:span text:style-name="Source_20_Text">│ <text:s text:c="19"/>│ <text:s text:c="40"/>│</text:span></text:p>
      <text:p text:style-name="Preformatted_20_Text"><text:span text:style-name="Source_20_Text">│ <text:s/>┌─────────────────▼──────────────────────────────────┐ <text:s text:c="4"/>│</text:span></text:p>
      <text:p text:style-name="Preformatted_20_Text"><text:span text:style-name="Source_20_Text">│ <text:s/>│ <text:s text:c="8"/>RAG Chain (LangChain) <text:s text:c="21"/>│ <text:s text:c="4"/>│</text:span></text:p>
      <text:p text:style-name="Preformatted_20_Text"><text:span text:style-name="Source_20_Text">│ <text:s/>│ <text:s/>┌──────────────────────────────────────────┐ <text:s text:c="4"/>│ <text:s text:c="4"/>│</text:span></text:p>
      <text:p text:style-name="Preformatted_20_Text"><text:span text:style-name="Source_20_Text">│ <text:s/>│ <text:s/>│ <text:s/>1. Document Loading &amp; Processing <text:s text:c="7"/>│ <text:s text:c="4"/>│ <text:s text:c="4"/>│</text:span></text:p>
      <text:p text:style-name="Preformatted_20_Text"><text:span text:style-name="Source_20_Text">│ <text:s/>│ <text:s/>│ <text:s text:c="4"/>- TextLoader <text:s text:c="24"/>│ <text:s text:c="4"/>│ <text:s text:c="4"/>│</text:span></text:p>
      <text:p text:style-name="Preformatted_20_Text"><text:span text:style-name="Source_20_Text">│ <text:s/>│ <text:s/>│ <text:s text:c="4"/>- CharacterTextSplitter <text:s text:c="13"/>│ <text:s text:c="4"/>│ <text:s text:c="4"/>│</text:span></text:p>
      <text:p text:style-name="Preformatted_20_Text"><text:span text:style-name="Source_20_Text">│ <text:s/>│ <text:s/>└──────────────────────────────────────────┘ <text:s text:c="4"/>│ <text:s text:c="4"/>│</text:span></text:p>
      <text:p text:style-name="Preformatted_20_Text"><text:span text:style-name="Source_20_Text">│ <text:s/>│ <text:s/>┌──────────────────────────────────────────┐ <text:s text:c="4"/>│ <text:s text:c="4"/>│</text:span></text:p>
      <text:p text:style-name="Preformatted_20_Text"><text:span text:style-name="Source_20_Text">│ <text:s/>│ <text:s/>│ <text:s/>2. Vector Store (Chroma) <text:s text:c="15"/>│ <text:s text:c="4"/>│ <text:s text:c="4"/>│</text:span></text:p>
      <text:p text:style-name="Preformatted_20_Text"><text:span text:style-name="Source_20_Text">│ <text:s/>│ <text:s/>│ <text:s text:c="4"/>- OpenAI Embeddings <text:s text:c="17"/>│ <text:s text:c="4"/>│ <text:s text:c="4"/>│</text:span></text:p>
      <text:p text:style-name="Preformatted_20_Text"><text:span text:style-name="Source_20_Text">│ <text:s/>│ <text:s/>│ <text:s text:c="4"/>- Semantic search <text:s text:c="19"/>│ <text:s text:c="4"/>│ <text:s text:c="4"/>│</text:span></text:p>
      <text:p text:style-name="Preformatted_20_Text"><text:span text:style-name="Source_20_Text">│ <text:s/>│ <text:s/>└──────────────────────────────────────────┘ <text:s text:c="4"/>│ <text:s text:c="4"/>│</text:span></text:p>
      <text:p text:style-name="Preformatted_20_Text"><text:span text:style-name="Source_20_Text">│ <text:s/>│ <text:s/>┌──────────────────────────────────────────┐ <text:s text:c="4"/>│ <text:s text:c="4"/>│</text:span></text:p>
      <text:p text:style-name="Preformatted_20_Text"><text:span text:style-name="Source_20_Text">│ <text:s/>│ <text:s/>│ <text:s/>3. Retrieval System <text:s text:c="20"/>│ <text:s text:c="4"/>│ <text:s text:c="4"/>│</text:span></text:p>
      <text:p text:style-name="Preformatted_20_Text"><text:span text:style-name="Source_20_Text">│ <text:s/>│ <text:s/>│ <text:s text:c="4"/>- History-aware retriever <text:s text:c="11"/>│ <text:s text:c="4"/>│ <text:s text:c="4"/>│</text:span></text:p>
      <text:p text:style-name="Preformatted_20_Text"><text:span text:style-name="Source_20_Text">│ <text:s/>│ <text:s/>│ <text:s text:c="4"/>- Context retrieval (k=2) <text:s text:c="11"/>│ <text:s text:c="4"/>│ <text:s text:c="4"/>│</text:span></text:p>
      <text:p text:style-name="Preformatted_20_Text"><text:span text:style-name="Source_20_Text">│ <text:s/>│ <text:s/>└──────────────────────────────────────────┘ <text:s text:c="4"/>│ <text:s text:c="4"/>│</text:span></text:p>
      <text:p text:style-name="Preformatted_20_Text"><text:span text:style-name="Source_20_Text">│ <text:s/>│ <text:s/>┌──────────────────────────────────────────┐ <text:s text:c="4"/>│ <text:s text:c="4"/>│</text:span></text:p>
      <text:p text:style-name="Preformatted_20_Text"><text:span text:style-name="Source_20_Text">│ <text:s/>│ <text:s/>│ <text:s/>4. LLM Processing <text:s text:c="22"/>│ <text:s text:c="4"/>│ <text:s text:c="4"/>│</text:span></text:p>
      <text:p text:style-name="Preformatted_20_Text"><text:span text:style-name="Source_20_Text">│ <text:s/>│ <text:s/>│ <text:s text:c="4"/>- ChatOpenAI (GPT-3.5-turbo) <text:s text:c="8"/>│ <text:s text:c="4"/>│ <text:s text:c="4"/>│</text:span></text:p>
      <text:p text:style-name="Preformatted_20_Text"><text:span text:style-name="Source_20_Text">│ <text:s/>│ <text:s/>│ <text:s text:c="4"/>- Conversational chain <text:s text:c="14"/>│ <text:s text:c="4"/>│ <text:s text:c="4"/>│</text:span></text:p>
      <text:p text:style-name="Preformatted_20_Text"><text:span text:style-name="Source_20_Text">│ <text:s/>│ <text:s/>└──────────────────────────────────────────┘ <text:s text:c="4"/>│ <text:s text:c="4"/>│</text:span></text:p>
      <text:p text:style-name="Preformatted_20_Text"><text:span text:style-name="Source_20_Text">│ <text:s/>│ <text:s/>┌──────────────────────────────────────────┐ <text:s text:c="4"/>│ <text:s text:c="4"/>│</text:span></text:p>
      <text:p text:style-name="Preformatted_20_Text"><text:span text:style-name="Source_20_Text">│ <text:s/>│ <text:s/>│ <text:s/>5. Chat History Management <text:s text:c="13"/>│ <text:s text:c="4"/>│ <text:s text:c="4"/>│</text:span></text:p>
      <text:p text:style-name="Preformatted_20_Text"><text:span text:style-name="Source_20_Text">│ <text:s/>│ <text:s/>│ <text:s text:c="4"/>- In-memory store <text:s text:c="19"/>│ <text:s text:c="4"/>│ <text:s text:c="4"/>│</text:span></text:p>
      <text:p text:style-name="Preformatted_20_Text"><text:span text:style-name="Source_20_Text">│ <text:s/>│ <text:s/>│ <text:s text:c="4"/>- Session-based tracking <text:s text:c="12"/>│ <text:s text:c="4"/>│ <text:s text:c="4"/>│</text:span></text:p>
      <text:p text:style-name="Preformatted_20_Text"><text:span text:style-name="Source_20_Text">│ <text:s/>│ <text:s/>│ <text:s text:c="4"/>- File persistence <text:s text:c="18"/>│ <text:s text:c="4"/>│ <text:s text:c="4"/>│</text:span></text:p>
      <text:p text:style-name="Preformatted_20_Text"><text:span text:style-name="Source_20_Text">│ <text:s/>│ <text:s/>└──────────────────────────────────────────┘ <text:s text:c="4"/>│ <text:s text:c="4"/>│</text:span></text:p>
      <text:p text:style-name="Preformatted_20_Text"><text:span text:style-name="Source_20_Text">│ <text:s/>└────────────────────────────────────────────────────┘ <text:s text:c="4"/>│</text:span></text:p>
      <text:p text:style-name="Preformatted_20_Text"><text:span text:style-name="Source_20_Text">└─────────────────────────────────────────────────────────────┘</text:span></text:p>
      <text:p text:style-name="Preformatted_20_Text"><text:span text:style-name="Source_20_Text"><text:s text:c="21"/>│</text:span></text:p>
      <text:p text:style-name="Preformatted_20_Text"><text:span text:style-name="Source_20_Text">┌────────────────────▼──────────────────────────────────────┐</text:span></text:p>
      <text:p text:style-name="Preformatted_20_Text"><text:span text:style-name="Source_20_Text">│ <text:s text:c="17"/>Data Layer <text:s text:c="31"/>│</text:span></text:p>
      <text:p text:style-name="Preformatted_20_Text"><text:span text:style-name="Source_20_Text">│ <text:s/>- Hotel_Restaurant_Reviews_Dataset_Full.txt <text:s text:c="13"/>│</text:span></text:p>
      <text:p text:style-name="Preformatted_20_Text"><text:span text:style-name="Source_20_Text">│ <text:s/>- Session conversation files (file_{session_id}.txt) <text:s text:c="4"/>│</text:span></text:p>
      <text:p text:style-name="Preformatted_20_Text"><text:span text:style-name="Source_20_Text">│ <text:s/>- Tiktoken cache directory <text:s text:c="30"/>│</text:span></text:p>
      <text:p text:style-name="P93"><text:span text:style-name="Source_20_Text">└───────────────────────────────────────────────────────────┘</text:span></text:p>
      <text:h text:style-name="Heading_20_3" text:outline-level="3"><text:soft-page-break/>Component Interaction Flow</text:h>
      <text:p text:style-name="Preformatted_20_Text"><text:span text:style-name="Source_20_Text">User Input → Streamlit UI → Flask API → RAG Chain</text:span></text:p>
      <text:p text:style-name="Preformatted_20_Text"><text:span text:style-name="Source_20_Text"><text:s text:c="42"/>↓</text:span></text:p>
      <text:p text:style-name="Preformatted_20_Text"><text:span text:style-name="Source_20_Text"><text:s text:c="31"/>Context Retrieval (Vector DB)</text:span></text:p>
      <text:p text:style-name="Preformatted_20_Text"><text:span text:style-name="Source_20_Text"><text:s text:c="42"/>↓</text:span></text:p>
      <text:p text:style-name="Preformatted_20_Text"><text:span text:style-name="Source_20_Text"><text:s text:c="31"/>History-Aware Processing</text:span></text:p>
      <text:p text:style-name="Preformatted_20_Text"><text:span text:style-name="Source_20_Text"><text:s text:c="42"/>↓</text:span></text:p>
      <text:p text:style-name="Preformatted_20_Text"><text:span text:style-name="Source_20_Text"><text:s text:c="31"/>LLM Generation (GPT-3.5)</text:span></text:p>
      <text:p text:style-name="Preformatted_20_Text"><text:span text:style-name="Source_20_Text"><text:s text:c="42"/>↓</text:span></text:p>
      <text:p text:style-name="P93"><text:span text:style-name="Source_20_Text">Response ← Streamlit UI ← Flask API ← RAG Chain</text:span></text:p>
      <text:p text:style-name="Horizontal_20_Line"/>
      <text:h text:style-name="Heading_20_2" text:outline-level="2">Technology Stack</text:h>
      <text:h text:style-name="Heading_20_3" text:outline-level="3">Frontend</text:h>
      <text:list xml:id="list2279947164531157871" text:style-name="L4">
        <text:list-item>
          <text:p text:style-name="P50"><text:span text:style-name="Strong_20_Emphasis">Framework</text:span>: Streamlit 1.x </text:p>
        </text:list-item>
        <text:list-item>
          <text:p text:style-name="P50"><text:span text:style-name="Strong_20_Emphasis">Language</text:span>: Python 3.8+ </text:p>
        </text:list-item>
        <text:list-item>
          <text:p text:style-name="P50"><text:span text:style-name="Strong_20_Emphasis">UI Libraries</text:span>: </text:p>
          <text:list>
            <text:list-item>
              <text:p text:style-name="P50">Custom CSS with gradient designs </text:p>
            </text:list-item>
            <text:list-item>
              <text:p text:style-name="P50">Google Fonts (Inter) </text:p>
            </text:list-item>
            <text:list-item>
              <text:p text:style-name="P4">Responsive grid layouts </text:p>
            </text:list-item>
          </text:list>
        </text:list-item>
      </text:list>
      <text:h text:style-name="Heading_20_3" text:outline-level="3">Backend</text:h>
      <text:list xml:id="list3145865619548734334" text:style-name="L5">
        <text:list-item>
          <text:p text:style-name="P51"><text:span text:style-name="Strong_20_Emphasis">Framework</text:span>: Flask 2.x </text:p>
        </text:list-item>
        <text:list-item>
          <text:p text:style-name="P51"><text:span text:style-name="Strong_20_Emphasis">Language</text:span>: Python 3.8+ </text:p>
        </text:list-item>
        <text:list-item>
          <text:p text:style-name="P5"><text:span text:style-name="Strong_20_Emphasis">Web Server</text:span>: Flask development server (Werkzeug) </text:p>
        </text:list-item>
      </text:list>
      <text:h text:style-name="Heading_20_3" text:outline-level="3">AI/ML Components</text:h>
      <text:list xml:id="list668276685115399841" text:style-name="L6">
        <text:list-item>
          <text:p text:style-name="P52"><text:span text:style-name="Strong_20_Emphasis">LangChain</text:span>: 0.1.x </text:p>
          <text:list>
            <text:list-item>
              <text:p text:style-name="P52"><text:span text:style-name="Source_20_Text">langchain-openai</text:span> </text:p>
            </text:list-item>
            <text:list-item>
              <text:p text:style-name="P52"><text:span text:style-name="Source_20_Text">langchain-community</text:span> </text:p>
            </text:list-item>
            <text:list-item>
              <text:p text:style-name="P52"><text:span text:style-name="Source_20_Text">langchain-core</text:span> </text:p>
            </text:list-item>
          </text:list>
        </text:list-item>
        <text:list-item>
          <text:p text:style-name="P52"><text:span text:style-name="Strong_20_Emphasis">Vector Database</text:span>: ChromaDB </text:p>
        </text:list-item>
        <text:list-item>
          <text:p text:style-name="P52"><text:span text:style-name="Strong_20_Emphasis">Embeddings</text:span>: OpenAI text-embedding-3-large </text:p>
        </text:list-item>
        <text:list-item>
          <text:p text:style-name="P6"><text:span text:style-name="Strong_20_Emphasis">LLM</text:span>: OpenAI GPT-3.5-turbo </text:p>
        </text:list-item>
      </text:list>
      <text:h text:style-name="Heading_20_3" text:outline-level="3">Supporting Libraries</text:h>
      <text:list xml:id="list323351324857107664" text:style-name="L7">
        <text:list-item>
          <text:p text:style-name="P53"><text:span text:style-name="Strong_20_Emphasis">HTTP Client</text:span>: httpx (with SSL verification disabled) </text:p>
        </text:list-item>
        <text:list-item>
          <text:p text:style-name="P53"><text:span text:style-name="Strong_20_Emphasis">Tokenization</text:span>: tiktoken </text:p>
        </text:list-item>
        <text:list-item>
          <text:p text:style-name="P53"><text:span text:style-name="Strong_20_Emphasis">Request Handling</text:span>: requests </text:p>
        </text:list-item>
        <text:list-item>
          <text:p text:style-name="P7"><text:span text:style-name="Strong_20_Emphasis">Data Processing</text:span>: Python standard library </text:p>
        </text:list-item>
      </text:list>
      <text:h text:style-name="Heading_20_3" text:outline-level="3">Infrastructure</text:h>
      <text:list xml:id="list5472295881183276186" text:style-name="L8">
        <text:list-item>
          <text:p text:style-name="P54"><text:span text:style-name="Strong_20_Emphasis">API Gateway</text:span>: TCS GenAI Lab (https://genailab.tcs.in) </text:p>
        </text:list-item>
        <text:list-item>
          <text:p text:style-name="P54"><text:span text:style-name="Strong_20_Emphasis">Model Access</text:span>: Azure-hosted OpenAI models </text:p>
        </text:list-item>
        <text:list-item>
          <text:p text:style-name="P8"><text:soft-page-break/><text:span text:style-name="Strong_20_Emphasis">Storage</text:span>: Local filesystem </text:p>
        </text:list-item>
      </text:list>
      <text:p text:style-name="Horizontal_20_Line"/>
      <text:h text:style-name="Heading_20_2" text:outline-level="2">Core Components</text:h>
      <text:h text:style-name="Heading_20_3" text:outline-level="3">1. Frontend Application (<text:span text:style-name="Source_20_Text">streamlit_app.py</text:span>)</text:h>
      <text:h text:style-name="Heading_20_4" text:outline-level="4">Purpose</text:h>
      <text:p text:style-name="Text_20_body">Provides an intuitive, modern web interface for users to interact with the AI chatbot.</text:p>
      <text:h text:style-name="Heading_20_4" text:outline-level="4">Key Features</text:h>
      <text:list xml:id="list6724179227555997977" text:style-name="L9">
        <text:list-item>
          <text:p text:style-name="P55"><text:span text:style-name="Strong_20_Emphasis">Real-time Chat Interface</text:span>: Message history with user/bot distinction </text:p>
        </text:list-item>
        <text:list-item>
          <text:p text:style-name="P55"><text:span text:style-name="Strong_20_Emphasis">Smart Suggestions</text:span>: Context-aware follow-up questions </text:p>
        </text:list-item>
        <text:list-item>
          <text:p text:style-name="P55"><text:span text:style-name="Strong_20_Emphasis">Session Management</text:span>: Persistent conversation tracking </text:p>
        </text:list-item>
        <text:list-item>
          <text:p text:style-name="P55"><text:span text:style-name="Strong_20_Emphasis">Backend Status Monitoring</text:span>: Real-time connection health checks </text:p>
        </text:list-item>
        <text:list-item>
          <text:p text:style-name="P9"><text:span text:style-name="Strong_20_Emphasis">Statistics Dashboard</text:span>: Message counts and query tracking </text:p>
        </text:list-item>
      </text:list>
      <text:h text:style-name="Heading_20_4" text:outline-level="4">Technical Implementation</text:h>
      <text:p text:style-name="Preformatted_20_Text"><text:span text:style-name="Source_20_Text"># Session State Management</text:span></text:p>
      <text:p text:style-name="Preformatted_20_Text"><text:span text:style-name="Source_20_Text">st.session_state.messages = [] <text:s text:c="9"/># Chat history</text:span></text:p>
      <text:p text:style-name="Preformatted_20_Text"><text:span text:style-name="Source_20_Text">st.session_state.session_id = None <text:s text:c="5"/># Unique session identifier</text:span></text:p>
      <text:p text:style-name="Preformatted_20_Text"><text:span text:style-name="Source_20_Text">st.session_state.backend_status = "" <text:s text:c="3"/># API connection status</text:span></text:p>
      <text:p text:style-name="P93"><text:span text:style-name="Source_20_Text">st.session_state.clear_input = False <text:s text:c="3"/># Input field reset flag</text:span></text:p>
      <text:h text:style-name="Heading_20_4" text:outline-level="4">UI Components</text:h>
      <text:list xml:id="list4366901502284867353" text:style-name="L10">
        <text:list-item>
          <text:p text:style-name="P56"><text:span text:style-name="Strong_20_Emphasis">Header Section</text:span>: Branding and title </text:p>
        </text:list-item>
        <text:list-item>
          <text:p text:style-name="P56"><text:span text:style-name="Strong_20_Emphasis">Sidebar</text:span>: Controls, statistics, capabilities list </text:p>
        </text:list-item>
        <text:list-item>
          <text:p text:style-name="P56"><text:span text:style-name="Strong_20_Emphasis">Chat Container</text:span>: Scrollable message display </text:p>
        </text:list-item>
        <text:list-item>
          <text:p text:style-name="P56"><text:span text:style-name="Strong_20_Emphasis">Input Section</text:span>: Text input with send button </text:p>
        </text:list-item>
        <text:list-item>
          <text:p text:style-name="P10"><text:span text:style-name="Strong_20_Emphasis">Suggestions Panel</text:span>: Dynamic contextual recommendations </text:p>
        </text:list-item>
      </text:list>
      <text:h text:style-name="Heading_20_3" text:outline-level="3">2. Backend API (<text:span text:style-name="Source_20_Text">app.py</text:span>)</text:h>
      <text:h text:style-name="Heading_20_4" text:outline-level="4">Purpose</text:h>
      <text:p text:style-name="Text_20_body">Serves as the REST API gateway between frontend and RAG processing engine.</text:p>
      <text:h text:style-name="Heading_20_4" text:outline-level="4">Endpoints</text:h>
      <text:p text:style-name="Text_20_body"><text:span text:style-name="Strong_20_Emphasis">POST /chat</text:span></text:p>
      <text:list xml:id="list3109648716489722276" text:style-name="L11">
        <text:list-item>
          <text:p text:style-name="P57"><text:span text:style-name="Strong_20_Emphasis">Description</text:span>: Processes user questions and returns AI-generated responses </text:p>
        </text:list-item>
        <text:list-item>
          <text:p text:style-name="P11"><text:span text:style-name="Strong_20_Emphasis">Request Format</text:span>: </text:p>
          <text:p text:style-name="P94"><text:span text:style-name="Source_20_Text">{ <text:s/>"question": "Generate a response to a 5-star review"}</text:span></text:p>
        </text:list-item>
        <text:list-item>
          <text:p text:style-name="P11"><text:span text:style-name="Strong_20_Emphasis">Response Format</text:span>: </text:p>
          <text:p text:style-name="P94"><text:soft-page-break/><text:span text:style-name="Source_20_Text">{ <text:s/>"answer": "Thank you for your wonderful feedback..."}</text:span></text:p>
        </text:list-item>
        <text:list-item>
          <text:p text:style-name="P11"><text:span text:style-name="Strong_20_Emphasis">Error Response</text:span>: </text:p>
          <text:p text:style-name="P94"><text:span text:style-name="Source_20_Text">{ <text:s/>"error": "Error message description"}</text:span></text:p>
        </text:list-item>
      </text:list>
      <text:h text:style-name="Heading_20_4" text:outline-level="4">Technical Details</text:h>
      <text:list xml:id="list2364971064047173459" text:style-name="L12">
        <text:list-item>
          <text:p text:style-name="P58"><text:span text:style-name="Strong_20_Emphasis">Port</text:span>: 5000 </text:p>
        </text:list-item>
        <text:list-item>
          <text:p text:style-name="P58"><text:span text:style-name="Strong_20_Emphasis">Debug Mode</text:span>: Enabled in development </text:p>
        </text:list-item>
        <text:list-item>
          <text:p text:style-name="P58"><text:span text:style-name="Strong_20_Emphasis">Session Generation</text:span>: UUID4-based unique identifiers </text:p>
        </text:list-item>
        <text:list-item>
          <text:p text:style-name="P12"><text:span text:style-name="Strong_20_Emphasis">Timeout Handling</text:span>: Managed by client-side requests </text:p>
        </text:list-item>
      </text:list>
      <text:h text:style-name="Heading_20_3" text:outline-level="3">3. RAG Chain (<text:span text:style-name="Source_20_Text">rag_chain.py</text:span>)</text:h>
      <text:h text:style-name="Heading_20_4" text:outline-level="4">Purpose</text:h>
      <text:p text:style-name="Text_20_body">Implements the core Retrieval-Augmented Generation logic using LangChain.</text:p>
      <text:h text:style-name="Heading_20_4" text:outline-level="4">Workflow</text:h>
      <text:p text:style-name="Text_20_body"><text:span text:style-name="Strong_20_Emphasis">Step 1: Document Loading</text:span></text:p>
      <text:p text:style-name="Preformatted_20_Text"><text:span text:style-name="Source_20_Text">loader = TextLoader("data/Hotel_Restaurant_Reviews_Dataset_Full.txt")</text:span></text:p>
      <text:p text:style-name="P93"><text:span text:style-name="Source_20_Text">docs = loader.load()</text:span></text:p>
      <text:p text:style-name="Text_20_body"><text:span text:style-name="Strong_20_Emphasis">Step 2: Text Chunking</text:span></text:p>
      <text:p text:style-name="Preformatted_20_Text"><text:span text:style-name="Source_20_Text">text_splitter = CharacterTextSplitter(</text:span></text:p>
      <text:p text:style-name="Preformatted_20_Text"><text:span text:style-name="Source_20_Text"><text:s text:c="4"/>chunk_size=500,</text:span></text:p>
      <text:p text:style-name="Preformatted_20_Text"><text:span text:style-name="Source_20_Text"><text:s text:c="4"/>chunk_overlap=50</text:span></text:p>
      <text:p text:style-name="Preformatted_20_Text"><text:span text:style-name="Source_20_Text">)</text:span></text:p>
      <text:p text:style-name="P93"><text:span text:style-name="Source_20_Text">documents = text_splitter.split_documents(docs)</text:span></text:p>
      <text:list xml:id="list4449901522936460313" text:style-name="L13">
        <text:list-item>
          <text:p text:style-name="P59"><text:span text:style-name="Strong_20_Emphasis">Chunk Size</text:span>: 500 characters </text:p>
        </text:list-item>
        <text:list-item>
          <text:p text:style-name="P13"><text:span text:style-name="Strong_20_Emphasis">Overlap</text:span>: 50 characters (for context continuity) </text:p>
        </text:list-item>
      </text:list>
      <text:p text:style-name="Text_20_body"><text:span text:style-name="Strong_20_Emphasis">Step 3: Embedding Generation</text:span></text:p>
      <text:p text:style-name="Preformatted_20_Text"><text:span text:style-name="Source_20_Text">embeddings = OpenAIEmbeddings(</text:span></text:p>
      <text:p text:style-name="Preformatted_20_Text"><text:span text:style-name="Source_20_Text"><text:s text:c="4"/>base_url="https://genailab.tcs.in",</text:span></text:p>
      <text:p text:style-name="Preformatted_20_Text"><text:span text:style-name="Source_20_Text"><text:s text:c="4"/>model="azure/genailab-maas-text-embedding-3-large",</text:span></text:p>
      <text:p text:style-name="Preformatted_20_Text"><text:span text:style-name="Source_20_Text"><text:s text:c="4"/>api_key="[REDACTED]"</text:span></text:p>
      <text:p text:style-name="P93"><text:span text:style-name="Source_20_Text">)</text:span></text:p>
      <text:p text:style-name="Text_20_body"><text:span text:style-name="Strong_20_Emphasis">Step 4: Vector Store Creation</text:span></text:p>
      <text:p text:style-name="Preformatted_20_Text"><text:span text:style-name="Source_20_Text">vectorstore = Chroma(embedding_function=embeddings)</text:span></text:p>
      <text:p text:style-name="P93"><text:span text:style-name="Source_20_Text">retriever = vectorstore.as_retriever(search_kwargs={"k": 2})</text:span></text:p>
      <text:list xml:id="list1794321278578264907" text:style-name="L14">
        <text:list-item>
          <text:p text:style-name="P14"><text:span text:style-name="Strong_20_Emphasis">Top-K Retrieval</text:span>: 2 most relevant chunks </text:p>
        </text:list-item>
      </text:list>
      <text:p text:style-name="Text_20_body"><text:span text:style-name="Strong_20_Emphasis">Step 5: Conversational Chain Setup</text:span></text:p>
      <text:p text:style-name="Preformatted_20_Text"><text:span text:style-name="Source_20_Text"># Context reformulation</text:span></text:p>
      <text:p text:style-name="Preformatted_20_Text"><text:span text:style-name="Source_20_Text">contextualize_q_prompt = ChatPromptTemplate.from_messages([</text:span></text:p>
      <text:p text:style-name="Preformatted_20_Text"><text:span text:style-name="Source_20_Text"><text:s text:c="4"/>("system", contextualize_q_system_prompt),</text:span></text:p>
      <text:p text:style-name="Preformatted_20_Text"><text:span text:style-name="Source_20_Text"><text:s text:c="4"/>MessagesPlaceholder("chat_history"),</text:span></text:p>
      <text:p text:style-name="Preformatted_20_Text"><text:span text:style-name="Source_20_Text"><text:s text:c="4"/>("human", "{input}"),</text:span></text:p>
      <text:p text:style-name="Preformatted_20_Text"><text:span text:style-name="Source_20_Text">])</text:span></text:p>
      <text:p text:style-name="Preformatted_20_Text"><text:soft-page-break/></text:p>
      <text:p text:style-name="Preformatted_20_Text"><text:span text:style-name="Source_20_Text"># Answer generation</text:span></text:p>
      <text:p text:style-name="Preformatted_20_Text"><text:span text:style-name="Source_20_Text">qa_prompt = ChatPromptTemplate.from_messages([</text:span></text:p>
      <text:p text:style-name="Preformatted_20_Text"><text:span text:style-name="Source_20_Text"><text:s text:c="4"/>("system", qa_system_prompt),</text:span></text:p>
      <text:p text:style-name="Preformatted_20_Text"><text:span text:style-name="Source_20_Text"><text:s text:c="4"/>MessagesPlaceholder("chat_history"),</text:span></text:p>
      <text:p text:style-name="Preformatted_20_Text"><text:span text:style-name="Source_20_Text"><text:s text:c="4"/>("human", "{input}"),</text:span></text:p>
      <text:p text:style-name="P93"><text:span text:style-name="Source_20_Text">])</text:span></text:p>
      <text:p text:style-name="Text_20_body"><text:span text:style-name="Strong_20_Emphasis">Step 6: History Management</text:span></text:p>
      <text:p text:style-name="Preformatted_20_Text"><text:span text:style-name="Source_20_Text">store = {} <text:s/># In-memory session store</text:span></text:p>
      <text:p text:style-name="Preformatted_20_Text"/>
      <text:p text:style-name="Preformatted_20_Text"><text:span text:style-name="Source_20_Text">def get_session_history(session_id: str):</text:span></text:p>
      <text:p text:style-name="Preformatted_20_Text"><text:span text:style-name="Source_20_Text"><text:s text:c="4"/>if session_id not in store:</text:span></text:p>
      <text:p text:style-name="Preformatted_20_Text"><text:span text:style-name="Source_20_Text"><text:s text:c="8"/>store[session_id] = ChatMessageHistory()</text:span></text:p>
      <text:p text:style-name="P93"><text:span text:style-name="Source_20_Text"><text:s text:c="4"/>return store[session_id]</text:span></text:p>
      <text:h text:style-name="Heading_20_3" text:outline-level="3">4. Smart Suggestion Engine</text:h>
      <text:h text:style-name="Heading_20_4" text:outline-level="4">Purpose</text:h>
      <text:p text:style-name="Text_20_body">Generates contextually relevant follow-up questions based on conversation history.</text:p>
      <text:h text:style-name="Heading_20_4" text:outline-level="4">Algorithm</text:h>
      <text:p text:style-name="Preformatted_20_Text"><text:span text:style-name="Source_20_Text">def generate_suggestions(messages):</text:span></text:p>
      <text:p text:style-name="Preformatted_20_Text"><text:span text:style-name="Source_20_Text"><text:s text:c="4"/># Extract recent conversation context</text:span></text:p>
      <text:p text:style-name="Preformatted_20_Text"><text:span text:style-name="Source_20_Text"><text:s text:c="4"/>last_messages = messages[-2:] if len(messages) &gt;= 2 else messages</text:span></text:p>
      <text:p text:style-name="Preformatted_20_Text"><text:span text:style-name="Source_20_Text"><text:s text:c="4"/>last_content = " ".join([msg['content'].lower() for msg in last_messages])</text:span></text:p>
      <text:p text:style-name="Preformatted_20_Text"><text:span text:style-name="Source_20_Text"><text:s text:c="4"/></text:span></text:p>
      <text:p text:style-name="Preformatted_20_Text"><text:span text:style-name="Source_20_Text"><text:s text:c="4"/># Keyword-based context detection</text:span></text:p>
      <text:p text:style-name="Preformatted_20_Text"><text:span text:style-name="Source_20_Text"><text:s text:c="4"/>if 'positive' in last_content or '5-star' in last_content:</text:span></text:p>
      <text:p text:style-name="Preformatted_20_Text"><text:span text:style-name="Source_20_Text"><text:s text:c="8"/>return positive_review_suggestions</text:span></text:p>
      <text:p text:style-name="Preformatted_20_Text"><text:span text:style-name="Source_20_Text"><text:s text:c="4"/>elif 'negative' in last_content or 'complaint' in last_content:</text:span></text:p>
      <text:p text:style-name="Preformatted_20_Text"><text:span text:style-name="Source_20_Text"><text:s text:c="8"/>return negative_review_suggestions</text:span></text:p>
      <text:p text:style-name="P93"><text:span text:style-name="Source_20_Text"><text:s text:c="4"/># ... additional context patterns</text:span></text:p>
      <text:h text:style-name="Heading_20_4" text:outline-level="4">Suggestion Categories</text:h>
      <table:table table:name="Table1" table:style-name="Table1">
        <table:table-column table:style-name="Table1.A"/>
        <table:table-column table:style-name="Table1.B"/>
        <table:table-header-rows>
          <table:table-row>
            <table:table-cell table:style-name="Table1.A1" office:value-type="string">
              <text:p text:style-name="Table_20_Heading">Context</text:p>
            </table:table-cell>
            <table:table-cell table:style-name="Table1.A1" office:value-type="string">
              <text:p text:style-name="Table_20_Heading">Suggested Actions</text:p>
            </table:table-cell>
          </table:table-row>
        </table:table-header-rows>
        <table:table-row>
          <table:table-cell table:style-name="Table1.A1" office:value-type="string">
            <text:p text:style-name="Table_20_Contents">Positive Reviews</text:p>
          </table:table-cell>
          <table:table-cell table:style-name="Table1.A1" office:value-type="string">
            <text:p text:style-name="Table_20_Contents">Follow-up email, Loyalty invitation, Testimonial request</text:p>
          </table:table-cell>
        </table:table-row>
        <table:table-row>
          <table:table-cell table:style-name="Table1.A1" office:value-type="string">
            <text:p text:style-name="Table_20_Contents">Negative Reviews</text:p>
          </table:table-cell>
          <table:table-cell table:style-name="Table1.A1" office:value-type="string">
            <text:p text:style-name="Table_20_Contents">Service recovery, Follow-up call, Compensation offer</text:p>
          </table:table-cell>
        </table:table-row>
        <table:table-row>
          <table:table-cell table:style-name="Table1.A1" office:value-type="string">
            <text:p text:style-name="Table_20_Contents">Apologies</text:p>
          </table:table-cell>
          <table:table-cell table:style-name="Table1.A1" office:value-type="string">
            <text:p text:style-name="Table_20_Contents">Resolution confirmation, Prevention measures</text:p>
          </table:table-cell>
        </table:table-row>
        <table:table-row>
          <table:table-cell table:style-name="Table1.A1" office:value-type="string">
            <text:p text:style-name="Table_20_Contents">Thank Yous</text:p>
          </table:table-cell>
          <table:table-cell table:style-name="Table1.A1" office:value-type="string">
            <text:p text:style-name="Table_20_Contents">VIP invitation, Newsletter signup, Referral request</text:p>
          </table:table-cell>
        </table:table-row>
      </table:table>
      <text:p text:style-name="Horizontal_20_Line"/>
      <text:h text:style-name="Heading_20_2" text:outline-level="2">Implementation Details</text:h>
      <text:h text:style-name="Heading_20_3" text:outline-level="3">RAG Implementation</text:h>
      <text:h text:style-name="Heading_20_4" text:outline-level="4">1. Document Processing Pipeline</text:h>
      <text:p text:style-name="Preformatted_20_Text"><text:span text:style-name="Source_20_Text"># Load source document</text:span></text:p>
      <text:p text:style-name="Preformatted_20_Text"><text:span text:style-name="Source_20_Text">loader = TextLoader(file_path)</text:span></text:p>
      <text:p text:style-name="Preformatted_20_Text"><text:span text:style-name="Source_20_Text">raw_documents = loader.load()</text:span></text:p>
      <text:p text:style-name="Preformatted_20_Text"><text:soft-page-break/></text:p>
      <text:p text:style-name="Preformatted_20_Text"><text:span text:style-name="Source_20_Text"># Split into manageable chunks</text:span></text:p>
      <text:p text:style-name="Preformatted_20_Text"><text:span text:style-name="Source_20_Text">splitter = CharacterTextSplitter(</text:span></text:p>
      <text:p text:style-name="Preformatted_20_Text"><text:span text:style-name="Source_20_Text"><text:s text:c="4"/>chunk_size=500, <text:s text:c="7"/># Optimal for review context</text:span></text:p>
      <text:p text:style-name="Preformatted_20_Text"><text:span text:style-name="Source_20_Text"><text:s text:c="4"/>chunk_overlap=50 <text:s text:c="6"/># Maintains semantic continuity</text:span></text:p>
      <text:p text:style-name="Preformatted_20_Text"><text:span text:style-name="Source_20_Text">)</text:span></text:p>
      <text:p text:style-name="P93"><text:span text:style-name="Source_20_Text">chunks = splitter.split_documents(raw_documents)</text:span></text:p>
      <text:p text:style-name="Text_20_body"><text:span text:style-name="Strong_20_Emphasis">Design Rationale</text:span>:</text:p>
      <text:list xml:id="list3623690774024893801" text:style-name="L15">
        <text:list-item>
          <text:p text:style-name="P60"><text:span text:style-name="Strong_20_Emphasis">Chunk Size (500)</text:span>: Balances context preservation with processing efficiency </text:p>
        </text:list-item>
        <text:list-item>
          <text:p text:style-name="P60"><text:span text:style-name="Strong_20_Emphasis">Overlap (50)</text:span>: Prevents information loss at chunk boundaries </text:p>
        </text:list-item>
        <text:list-item>
          <text:p text:style-name="P15"><text:span text:style-name="Strong_20_Emphasis">Character-based</text:span>: More predictable than token-based splitting </text:p>
        </text:list-item>
      </text:list>
      <text:h text:style-name="Heading_20_4" text:outline-level="4">2. Embedding &amp; Vector Store</text:h>
      <text:p text:style-name="Preformatted_20_Text"><text:span text:style-name="Source_20_Text"># Generate embeddings using OpenAI's latest model</text:span></text:p>
      <text:p text:style-name="Preformatted_20_Text"><text:span text:style-name="Source_20_Text">embeddings = OpenAIEmbeddings(</text:span></text:p>
      <text:p text:style-name="Preformatted_20_Text"><text:span text:style-name="Source_20_Text"><text:s text:c="4"/>model="azure/genailab-maas-text-embedding-3-large",</text:span></text:p>
      <text:p text:style-name="Preformatted_20_Text"><text:span text:style-name="Source_20_Text"><text:s text:c="4"/>base_url=AZURE_ENDPOINT</text:span></text:p>
      <text:p text:style-name="Preformatted_20_Text"><text:span text:style-name="Source_20_Text">)</text:span></text:p>
      <text:p text:style-name="Preformatted_20_Text"/>
      <text:p text:style-name="Preformatted_20_Text"><text:span text:style-name="Source_20_Text"># Store in ChromaDB for fast semantic search</text:span></text:p>
      <text:p text:style-name="Preformatted_20_Text"><text:span text:style-name="Source_20_Text">vectorstore = Chroma(</text:span></text:p>
      <text:p text:style-name="Preformatted_20_Text"><text:span text:style-name="Source_20_Text"><text:s text:c="4"/>embedding_function=embeddings,</text:span></text:p>
      <text:p text:style-name="Preformatted_20_Text"><text:span text:style-name="Source_20_Text"><text:s text:c="4"/>persist_directory=None <text:s/># In-memory for performance</text:span></text:p>
      <text:p text:style-name="P93"><text:span text:style-name="Source_20_Text">)</text:span></text:p>
      <text:p text:style-name="Text_20_body"><text:span text:style-name="Strong_20_Emphasis">Key Features</text:span>:</text:p>
      <text:list xml:id="list8802514843640947265" text:style-name="L16">
        <text:list-item>
          <text:p text:style-name="P61"><text:span text:style-name="Strong_20_Emphasis">Model</text:span>: text-embedding-3-large (8,192 dimensions) </text:p>
        </text:list-item>
        <text:list-item>
          <text:p text:style-name="P61"><text:span text:style-name="Strong_20_Emphasis">Search Method</text:span>: Cosine similarity </text:p>
        </text:list-item>
        <text:list-item>
          <text:p text:style-name="P16"><text:span text:style-name="Strong_20_Emphasis">Storage</text:span>: In-memory (ChromaDB) </text:p>
        </text:list-item>
      </text:list>
      <text:h text:style-name="Heading_20_4" text:outline-level="4">3. Conversational Memory</text:h>
      <text:p text:style-name="Preformatted_20_Text"><text:span text:style-name="Source_20_Text">conversational_rag_chain = RunnableWithMessageHistory(</text:span></text:p>
      <text:p text:style-name="Preformatted_20_Text"><text:span text:style-name="Source_20_Text"><text:s text:c="4"/>rag_chain,</text:span></text:p>
      <text:p text:style-name="Preformatted_20_Text"><text:span text:style-name="Source_20_Text"><text:s text:c="4"/>get_session_history,</text:span></text:p>
      <text:p text:style-name="Preformatted_20_Text"><text:span text:style-name="Source_20_Text"><text:s text:c="4"/>input_messages_key="input",</text:span></text:p>
      <text:p text:style-name="Preformatted_20_Text"><text:span text:style-name="Source_20_Text"><text:s text:c="4"/>history_messages_key="chat_history",</text:span></text:p>
      <text:p text:style-name="Preformatted_20_Text"><text:span text:style-name="Source_20_Text"><text:s text:c="4"/>output_messages_key="answer"</text:span></text:p>
      <text:p text:style-name="P93"><text:span text:style-name="Source_20_Text">)</text:span></text:p>
      <text:p text:style-name="Text_20_body"><text:span text:style-name="Strong_20_Emphasis">Memory Management</text:span>:</text:p>
      <text:list xml:id="list8681388620203987701" text:style-name="L17">
        <text:list-item>
          <text:p text:style-name="P62">Session-based isolation </text:p>
        </text:list-item>
        <text:list-item>
          <text:p text:style-name="P62">Automatic history injection </text:p>
        </text:list-item>
        <text:list-item>
          <text:p text:style-name="P62">Context window management </text:p>
        </text:list-item>
        <text:list-item>
          <text:p text:style-name="P17">Persistent file backup </text:p>
        </text:list-item>
      </text:list>
      <text:h text:style-name="Heading_20_3" text:outline-level="3">Prompt Engineering</text:h>
      <text:h text:style-name="Heading_20_4" text:outline-level="4">Context Reformulation Prompt</text:h>
      <text:p text:style-name="Preformatted_20_Text"><text:span text:style-name="Source_20_Text">Given a chat history and the latest user question which might </text:span></text:p>
      <text:p text:style-name="Preformatted_20_Text"><text:span text:style-name="Source_20_Text">reference context in the chat history, formulate a standalone </text:span></text:p>
      <text:p text:style-name="Preformatted_20_Text"><text:span text:style-name="Source_20_Text">question which can be understood without the chat history. </text:span></text:p>
      <text:p text:style-name="Preformatted_20_Text"><text:span text:style-name="Source_20_Text">Do NOT answer the question, just reformulate it if needed </text:span></text:p>
      <text:p text:style-name="P93"><text:soft-page-break/><text:span text:style-name="Source_20_Text">and otherwise return it as is.</text:span></text:p>
      <text:p text:style-name="Text_20_body"><text:span text:style-name="Strong_20_Emphasis">Purpose</text:span>: Converts conversational queries into self-contained questions for better retrieval.</text:p>
      <text:h text:style-name="Heading_20_4" text:outline-level="4">Question-Answering Prompt</text:h>
      <text:p text:style-name="Preformatted_20_Text"><text:span text:style-name="Source_20_Text">You are an assistant for question-answering tasks. Use the </text:span></text:p>
      <text:p text:style-name="Preformatted_20_Text"><text:span text:style-name="Source_20_Text">following pieces of retrieved context to answer the question. </text:span></text:p>
      <text:p text:style-name="Preformatted_20_Text"><text:span text:style-name="Source_20_Text">If you don't know the answer, just say that you don't know. </text:span></text:p>
      <text:p text:style-name="Preformatted_20_Text"><text:span text:style-name="Source_20_Text">Use three sentences maximum and keep the answer concise.</text:span></text:p>
      <text:p text:style-name="Preformatted_20_Text"/>
      <text:p text:style-name="P93"><text:span text:style-name="Source_20_Text">{context}</text:span></text:p>
      <text:p text:style-name="Text_20_body"><text:span text:style-name="Strong_20_Emphasis">Design Principles</text:span>:</text:p>
      <text:list xml:id="list3701231739480200715" text:style-name="L18">
        <text:list-item>
          <text:p text:style-name="P63">Concise responses (3 sentences max) </text:p>
        </text:list-item>
        <text:list-item>
          <text:p text:style-name="P63">Honest about knowledge limitations </text:p>
        </text:list-item>
        <text:list-item>
          <text:p text:style-name="P18">Context-grounded answers </text:p>
        </text:list-item>
      </text:list>
      <text:p text:style-name="Horizontal_20_Line"/>
      <text:h text:style-name="Heading_20_2" text:outline-level="2">API Documentation</text:h>
      <text:h text:style-name="Heading_20_3" text:outline-level="3">REST API Specification</text:h>
      <text:h text:style-name="Heading_20_4" text:outline-level="4">Endpoint: POST /chat</text:h>
      <text:p text:style-name="Text_20_body"><text:span text:style-name="Strong_20_Emphasis">URL</text:span>: <text:span text:style-name="Source_20_Text">http://127.0.0.1:5000/chat</text:span></text:p>
      <text:p text:style-name="Text_20_body"><text:span text:style-name="Strong_20_Emphasis">Headers</text:span>:</text:p>
      <text:p text:style-name="P93"><text:span text:style-name="Source_20_Text">Content-Type: application/json</text:span></text:p>
      <text:p text:style-name="Text_20_body"><text:span text:style-name="Strong_20_Emphasis">Request Body</text:span>:</text:p>
      <text:p text:style-name="Preformatted_20_Text"><text:span text:style-name="Source_20_Text">{</text:span></text:p>
      <text:p text:style-name="Preformatted_20_Text"><text:span text:style-name="Source_20_Text"><text:s text:c="2"/>"question": "string (required)"</text:span></text:p>
      <text:p text:style-name="P93"><text:span text:style-name="Source_20_Text">}</text:span></text:p>
      <text:p text:style-name="Text_20_body"><text:span text:style-name="Strong_20_Emphasis">Success Response</text:span> (200 OK):</text:p>
      <text:p text:style-name="Preformatted_20_Text"><text:span text:style-name="Source_20_Text">{</text:span></text:p>
      <text:p text:style-name="Preformatted_20_Text"><text:span text:style-name="Source_20_Text"><text:s text:c="2"/>"answer": "AI-generated response text"</text:span></text:p>
      <text:p text:style-name="P93"><text:span text:style-name="Source_20_Text">}</text:span></text:p>
      <text:p text:style-name="Text_20_body"><text:span text:style-name="Strong_20_Emphasis">Error Response</text:span> (400 Bad Request):</text:p>
      <text:p text:style-name="Preformatted_20_Text"><text:span text:style-name="Source_20_Text">{</text:span></text:p>
      <text:p text:style-name="Preformatted_20_Text"><text:span text:style-name="Source_20_Text"><text:s text:c="2"/>"error": "Question is required"</text:span></text:p>
      <text:p text:style-name="P93"><text:span text:style-name="Source_20_Text">}</text:span></text:p>
      <text:p text:style-name="Text_20_body"><text:span text:style-name="Strong_20_Emphasis">Error Response</text:span> (500 Internal Server Error):</text:p>
      <text:p text:style-name="Preformatted_20_Text"><text:span text:style-name="Source_20_Text">{</text:span></text:p>
      <text:p text:style-name="Preformatted_20_Text"><text:span text:style-name="Source_20_Text"><text:s text:c="2"/>"error": "Detailed error message"</text:span></text:p>
      <text:p text:style-name="P93"><text:span text:style-name="Source_20_Text">}</text:span></text:p>
      <text:p text:style-name="Text_20_body"><text:span text:style-name="Strong_20_Emphasis">cURL Example</text:span>:</text:p>
      <text:p text:style-name="Preformatted_20_Text"><text:span text:style-name="Source_20_Text">curl -X POST http://127.0.0.1:5000/chat \</text:span></text:p>
      <text:p text:style-name="Preformatted_20_Text"><text:soft-page-break/><text:span text:style-name="Source_20_Text"><text:s text:c="2"/>-H "Content-Type: application/json" \</text:span></text:p>
      <text:p text:style-name="P93"><text:span text:style-name="Source_20_Text"><text:s text:c="2"/>-d '{"question": "Generate a response to a positive review"}'</text:span></text:p>
      <text:p text:style-name="Text_20_body"><text:span text:style-name="Strong_20_Emphasis">Python Example</text:span>:</text:p>
      <text:p text:style-name="Preformatted_20_Text"><text:span text:style-name="Source_20_Text">import requests</text:span></text:p>
      <text:p text:style-name="Preformatted_20_Text"/>
      <text:p text:style-name="Preformatted_20_Text"><text:span text:style-name="Source_20_Text">response = requests.post(</text:span></text:p>
      <text:p text:style-name="Preformatted_20_Text"><text:span text:style-name="Source_20_Text"><text:s text:c="4"/>"http://127.0.0.1:5000/chat",</text:span></text:p>
      <text:p text:style-name="Preformatted_20_Text"><text:span text:style-name="Source_20_Text"><text:s text:c="4"/>json={"question": "How do I handle a negative review?"},</text:span></text:p>
      <text:p text:style-name="Preformatted_20_Text"><text:span text:style-name="Source_20_Text"><text:s text:c="4"/>timeout=30</text:span></text:p>
      <text:p text:style-name="Preformatted_20_Text"><text:span text:style-name="Source_20_Text">)</text:span></text:p>
      <text:p text:style-name="Preformatted_20_Text"/>
      <text:p text:style-name="Preformatted_20_Text"><text:span text:style-name="Source_20_Text">if response.status_code == 200:</text:span></text:p>
      <text:p text:style-name="Preformatted_20_Text"><text:span text:style-name="Source_20_Text"><text:s text:c="4"/>answer = response.json()["answer"]</text:span></text:p>
      <text:p text:style-name="P93"><text:span text:style-name="Source_20_Text"><text:s text:c="4"/>print(answer)</text:span></text:p>
      <text:p text:style-name="Horizontal_20_Line"/>
      <text:h text:style-name="Heading_20_2" text:outline-level="2">Features &amp; Capabilities</text:h>
      <text:h text:style-name="Heading_20_3" text:outline-level="3">1. Review Response Generation</text:h>
      <text:list xml:id="list1810038239958746391" text:style-name="L19">
        <text:list-item>
          <text:p text:style-name="P64">Personalized responses to customer reviews </text:p>
        </text:list-item>
        <text:list-item>
          <text:p text:style-name="P64">Tone adjustment (formal to warm) </text:p>
        </text:list-item>
        <text:list-item>
          <text:p text:style-name="P64">Platform-specific formatting </text:p>
        </text:list-item>
        <text:list-item>
          <text:p text:style-name="P19">Multi-sentiment handling </text:p>
        </text:list-item>
      </text:list>
      <text:h text:style-name="Heading_20_3" text:outline-level="3">2. Template Creation</text:h>
      <text:list xml:id="list1891366179154827732" text:style-name="L20">
        <text:list-item>
          <text:p text:style-name="P65">Thank you messages </text:p>
        </text:list-item>
        <text:list-item>
          <text:p text:style-name="P65">Apology letters </text:p>
        </text:list-item>
        <text:list-item>
          <text:p text:style-name="P65">Service recovery communications </text:p>
        </text:list-item>
        <text:list-item>
          <text:p text:style-name="P20">Follow-up messages </text:p>
        </text:list-item>
      </text:list>
      <text:h text:style-name="Heading_20_3" text:outline-level="3">3. Conversational Interface</text:h>
      <text:list xml:id="list680309651261585208" text:style-name="L21">
        <text:list-item>
          <text:p text:style-name="P66">Multi-turn dialogue support </text:p>
        </text:list-item>
        <text:list-item>
          <text:p text:style-name="P66">Context retention across messages </text:p>
        </text:list-item>
        <text:list-item>
          <text:p text:style-name="P66">Intelligent follow-up suggestions </text:p>
        </text:list-item>
        <text:list-item>
          <text:p text:style-name="P21">Natural language understanding </text:p>
        </text:list-item>
      </text:list>
      <text:h text:style-name="Heading_20_3" text:outline-level="3">4. Smart Suggestions</text:h>
      <text:p text:style-name="Text_20_body">Context-aware recommendations based on:</text:p>
      <text:list xml:id="list8254335253233782712" text:style-name="L22">
        <text:list-item>
          <text:p text:style-name="P67">Conversation sentiment </text:p>
        </text:list-item>
        <text:list-item>
          <text:p text:style-name="P67">Previous interactions </text:p>
        </text:list-item>
        <text:list-item>
          <text:p text:style-name="P67">Industry best practices </text:p>
        </text:list-item>
        <text:list-item>
          <text:p text:style-name="P22">Customer service protocols </text:p>
        </text:list-item>
      </text:list>
      <text:h text:style-name="Heading_20_3" text:outline-level="3">5. Session Management</text:h>
      <text:list xml:id="list4752670369585757633" text:style-name="L23">
        <text:list-item>
          <text:p text:style-name="P68">Unique session IDs </text:p>
        </text:list-item>
        <text:list-item>
          <text:p text:style-name="P68"><text:soft-page-break/>Conversation history tracking </text:p>
        </text:list-item>
        <text:list-item>
          <text:p text:style-name="P68">File-based persistence </text:p>
        </text:list-item>
        <text:list-item>
          <text:p text:style-name="P23">Multi-session support </text:p>
        </text:list-item>
      </text:list>
      <text:h text:style-name="Heading_20_3" text:outline-level="3">6. Analytics &amp; Monitoring</text:h>
      <text:list xml:id="list4054346228742143006" text:style-name="L24">
        <text:list-item>
          <text:p text:style-name="P69">Message count tracking </text:p>
        </text:list-item>
        <text:list-item>
          <text:p text:style-name="P69">Query statistics </text:p>
        </text:list-item>
        <text:list-item>
          <text:p text:style-name="P69">Backend health monitoring </text:p>
        </text:list-item>
        <text:list-item>
          <text:p text:style-name="P24">Response time metrics </text:p>
        </text:list-item>
      </text:list>
      <text:p text:style-name="Horizontal_20_Line"/>
      <text:h text:style-name="Heading_20_2" text:outline-level="2">Installation &amp; Setup</text:h>
      <text:h text:style-name="Heading_20_3" text:outline-level="3">Prerequisites</text:h>
      <text:p text:style-name="Preformatted_20_Text"><text:span text:style-name="Source_20_Text"># System Requirements</text:span></text:p>
      <text:p text:style-name="Preformatted_20_Text"><text:span text:style-name="Source_20_Text">- Python 3.8 or higher</text:span></text:p>
      <text:p text:style-name="Preformatted_20_Text"><text:span text:style-name="Source_20_Text">- pip package manager</text:span></text:p>
      <text:p text:style-name="Preformatted_20_Text"><text:span text:style-name="Source_20_Text">- 4GB RAM minimum</text:span></text:p>
      <text:p text:style-name="P93"><text:span text:style-name="Source_20_Text">- Internet connection for API access</text:span></text:p>
      <text:h text:style-name="Heading_20_3" text:outline-level="3">Step 1: Clone Repository</text:h>
      <text:p text:style-name="Preformatted_20_Text"><text:span text:style-name="Source_20_Text">git clone &lt;repository-url&gt;</text:span></text:p>
      <text:p text:style-name="P93"><text:span text:style-name="Source_20_Text">cd restaurant_chatbot</text:span></text:p>
      <text:h text:style-name="Heading_20_3" text:outline-level="3">Step 2: Install Dependencies</text:h>
      <text:p text:style-name="Preformatted_20_Text"><text:span text:style-name="Source_20_Text"># Create virtual environment</text:span></text:p>
      <text:p text:style-name="Preformatted_20_Text"><text:span text:style-name="Source_20_Text">python -m venv venv</text:span></text:p>
      <text:p text:style-name="Preformatted_20_Text"/>
      <text:p text:style-name="Preformatted_20_Text"><text:span text:style-name="Source_20_Text"># Activate virtual environment</text:span></text:p>
      <text:p text:style-name="Preformatted_20_Text"><text:span text:style-name="Source_20_Text"># Windows:</text:span></text:p>
      <text:p text:style-name="Preformatted_20_Text"><text:span text:style-name="Source_20_Text">venv\Scripts\activate</text:span></text:p>
      <text:p text:style-name="Preformatted_20_Text"><text:span text:style-name="Source_20_Text"># Linux/Mac:</text:span></text:p>
      <text:p text:style-name="Preformatted_20_Text"><text:span text:style-name="Source_20_Text">source venv/bin/activate</text:span></text:p>
      <text:p text:style-name="Preformatted_20_Text"/>
      <text:p text:style-name="Preformatted_20_Text"><text:span text:style-name="Source_20_Text"># Install required packages</text:span></text:p>
      <text:p text:style-name="Preformatted_20_Text"><text:span text:style-name="Source_20_Text">pip install flask</text:span></text:p>
      <text:p text:style-name="Preformatted_20_Text"><text:span text:style-name="Source_20_Text">pip install streamlit</text:span></text:p>
      <text:p text:style-name="Preformatted_20_Text"><text:span text:style-name="Source_20_Text">pip install langchain</text:span></text:p>
      <text:p text:style-name="Preformatted_20_Text"><text:span text:style-name="Source_20_Text">pip install langchain-openai</text:span></text:p>
      <text:p text:style-name="Preformatted_20_Text"><text:span text:style-name="Source_20_Text">pip install langchain-community</text:span></text:p>
      <text:p text:style-name="Preformatted_20_Text"><text:span text:style-name="Source_20_Text">pip install chromadb</text:span></text:p>
      <text:p text:style-name="Preformatted_20_Text"><text:span text:style-name="Source_20_Text">pip install httpx</text:span></text:p>
      <text:p text:style-name="Preformatted_20_Text"><text:span text:style-name="Source_20_Text">pip install tiktoken</text:span></text:p>
      <text:p text:style-name="P93"><text:span text:style-name="Source_20_Text">pip install requests</text:span></text:p>
      <text:p text:style-name="Text_20_body"><text:span text:style-name="Strong_20_Emphasis">Full requirements.txt</text:span>:</text:p>
      <text:p text:style-name="Preformatted_20_Text"><text:span text:style-name="Source_20_Text">flask==2.3.0</text:span></text:p>
      <text:p text:style-name="Preformatted_20_Text"><text:span text:style-name="Source_20_Text">streamlit==1.28.0</text:span></text:p>
      <text:p text:style-name="Preformatted_20_Text"><text:span text:style-name="Source_20_Text">langchain==0.1.0</text:span></text:p>
      <text:p text:style-name="Preformatted_20_Text"><text:span text:style-name="Source_20_Text">langchain-openai==0.0.2</text:span></text:p>
      <text:p text:style-name="Preformatted_20_Text"><text:span text:style-name="Source_20_Text">langchain-community==0.0.10</text:span></text:p>
      <text:p text:style-name="Preformatted_20_Text"><text:soft-page-break/><text:span text:style-name="Source_20_Text">chromadb==0.4.18</text:span></text:p>
      <text:p text:style-name="Preformatted_20_Text"><text:span text:style-name="Source_20_Text">httpx==0.25.0</text:span></text:p>
      <text:p text:style-name="Preformatted_20_Text"><text:span text:style-name="Source_20_Text">tiktoken==0.5.1</text:span></text:p>
      <text:p text:style-name="P93"><text:span text:style-name="Source_20_Text">requests==2.31.0</text:span></text:p>
      <text:h text:style-name="Heading_20_3" text:outline-level="3">Step 3: Configure Tiktoken Cache</text:h>
      <text:p text:style-name="Preformatted_20_Text"><text:span text:style-name="Source_20_Text"># Create cache directory</text:span></text:p>
      <text:p text:style-name="Preformatted_20_Text"><text:span text:style-name="Source_20_Text">mkdir -p token/tiktoken_cache</text:span></text:p>
      <text:p text:style-name="Preformatted_20_Text"/>
      <text:p text:style-name="Preformatted_20_Text"><text:span text:style-name="Source_20_Text"># Download required tokenizer files</text:span></text:p>
      <text:p text:style-name="P93"><text:span text:style-name="Source_20_Text"># (automatically handled by tiktoken on first run)</text:span></text:p>
      <text:h text:style-name="Heading_20_3" text:outline-level="3">Step 4: Prepare Data</text:h>
      <text:p text:style-name="Preformatted_20_Text"><text:span text:style-name="Source_20_Text"># Ensure dataset is in correct location</text:span></text:p>
      <text:p text:style-name="P93"><text:span text:style-name="Source_20_Text"># Path: data/Hotel_Restaurant_Reviews_Dataset_Full.txt</text:span></text:p>
      <text:h text:style-name="Heading_20_3" text:outline-level="3">Step 5: Update Configuration</text:h>
      <text:p text:style-name="Text_20_body">Edit <text:span text:style-name="Source_20_Text">rag_chain.py</text:span> to update paths:</text:p>
      <text:p text:style-name="Preformatted_20_Text"><text:span text:style-name="Source_20_Text"># Update tiktoken cache directory</text:span></text:p>
      <text:p text:style-name="Preformatted_20_Text"><text:span text:style-name="Source_20_Text">tiktoken_cache_dir = "path/to/your/token/tiktoken_cache/"</text:span></text:p>
      <text:p text:style-name="Preformatted_20_Text"/>
      <text:p text:style-name="Preformatted_20_Text"><text:span text:style-name="Source_20_Text"># Update data file path</text:span></text:p>
      <text:p text:style-name="P93"><text:span text:style-name="Source_20_Text">loader = TextLoader("path/to/your/data/Hotel_Restaurant_Reviews_Dataset_Full.txt")</text:span></text:p>
      <text:p text:style-name="Horizontal_20_Line"/>
      <text:h text:style-name="Heading_20_2" text:outline-level="2">Configuration</text:h>
      <text:h text:style-name="Heading_20_3" text:outline-level="3">Environment Variables</text:h>
      <text:p text:style-name="Preformatted_20_Text"><text:span text:style-name="Source_20_Text"># Optional: Set OpenAI API key (if using external API)</text:span></text:p>
      <text:p text:style-name="Preformatted_20_Text"><text:span text:style-name="Source_20_Text">export OPENAI_API_KEY="your-api-key"</text:span></text:p>
      <text:p text:style-name="Preformatted_20_Text"/>
      <text:p text:style-name="Preformatted_20_Text"><text:span text:style-name="Source_20_Text"># Tiktoken cache location</text:span></text:p>
      <text:p text:style-name="P93"><text:span text:style-name="Source_20_Text">export TIKTOKEN_CACHE_DIR="/path/to/tiktoken_cache/"</text:span></text:p>
      <text:h text:style-name="Heading_20_3" text:outline-level="3">API Configuration</text:h>
      <text:p text:style-name="Text_20_body"><text:span text:style-name="Strong_20_Emphasis">File</text:span>: <text:span text:style-name="Source_20_Text">rag_chain.py</text:span></text:p>
      <text:p text:style-name="Preformatted_20_Text"><text:span text:style-name="Source_20_Text"># Azure OpenAI Configuration</text:span></text:p>
      <text:p text:style-name="Preformatted_20_Text"><text:span text:style-name="Source_20_Text">AZURE_BASE_URL = "https://genailab.tcs.in"</text:span></text:p>
      <text:p text:style-name="Preformatted_20_Text"><text:span text:style-name="Source_20_Text">AZURE_API_KEY = "your-api-key"</text:span></text:p>
      <text:p text:style-name="Preformatted_20_Text"><text:span text:style-name="Source_20_Text">EMBEDDING_MODEL = "azure/genailab-maas-text-embedding-3-large"</text:span></text:p>
      <text:p text:style-name="P93"><text:span text:style-name="Source_20_Text">LLM_MODEL = "azure/genailab-maas-gpt-35-turbo"</text:span></text:p>
      <text:h text:style-name="Heading_20_3" text:outline-level="3">RAG Parameters</text:h>
      <text:p text:style-name="Preformatted_20_Text"><text:span text:style-name="Source_20_Text"># Text Splitting</text:span></text:p>
      <text:p text:style-name="Preformatted_20_Text"><text:span text:style-name="Source_20_Text">CHUNK_SIZE = 500 <text:s text:c="9"/># Characters per chunk</text:span></text:p>
      <text:p text:style-name="Preformatted_20_Text"><text:soft-page-break/><text:span text:style-name="Source_20_Text">CHUNK_OVERLAP = 50 <text:s text:c="7"/># Overlap between chunks</text:span></text:p>
      <text:p text:style-name="Preformatted_20_Text"/>
      <text:p text:style-name="Preformatted_20_Text"><text:span text:style-name="Source_20_Text"># Retrieval</text:span></text:p>
      <text:p text:style-name="Preformatted_20_Text"><text:span text:style-name="Source_20_Text">TOP_K_DOCUMENTS = 2 <text:s text:c="6"/># Number of documents to retrieve</text:span></text:p>
      <text:p text:style-name="Preformatted_20_Text"/>
      <text:p text:style-name="Preformatted_20_Text"><text:span text:style-name="Source_20_Text"># LLM Parameters</text:span></text:p>
      <text:p text:style-name="P93"><text:span text:style-name="Source_20_Text">MAX_RESPONSE_SENTENCES = 3 <text:s/># Conciseness constraint</text:span></text:p>
      <text:h text:style-name="Heading_20_3" text:outline-level="3">Frontend Configuration</text:h>
      <text:p text:style-name="Text_20_body"><text:span text:style-name="Strong_20_Emphasis">File</text:span>: <text:span text:style-name="Source_20_Text">streamlit_app.py</text:span></text:p>
      <text:p text:style-name="Preformatted_20_Text"><text:span text:style-name="Source_20_Text"># Backend API URL</text:span></text:p>
      <text:p text:style-name="Preformatted_20_Text"><text:span text:style-name="Source_20_Text">BACKEND_URL = "http://127.0.0.1:5000/chat"</text:span></text:p>
      <text:p text:style-name="Preformatted_20_Text"/>
      <text:p text:style-name="Preformatted_20_Text"><text:span text:style-name="Source_20_Text"># Timeouts</text:span></text:p>
      <text:p text:style-name="Preformatted_20_Text"><text:span text:style-name="Source_20_Text">REQUEST_TIMEOUT = 30 <text:s text:c="5"/># Seconds</text:span></text:p>
      <text:p text:style-name="Preformatted_20_Text"/>
      <text:p text:style-name="Preformatted_20_Text"><text:span text:style-name="Source_20_Text"># UI Settings</text:span></text:p>
      <text:p text:style-name="P93"><text:span text:style-name="Source_20_Text">MAX_SUGGESTIONS = 4 <text:s text:c="6"/># Number of suggestion chips</text:span></text:p>
      <text:p text:style-name="Horizontal_20_Line"/>
      <text:h text:style-name="Heading_20_2" text:outline-level="2">Usage Guide</text:h>
      <text:h text:style-name="Heading_20_3" text:outline-level="3">Starting the Application</text:h>
      <text:h text:style-name="Heading_20_4" text:outline-level="4">1. Start Backend Server</text:h>
      <text:p text:style-name="Preformatted_20_Text"><text:span text:style-name="Source_20_Text"># Terminal 1</text:span></text:p>
      <text:p text:style-name="P93"><text:span text:style-name="Source_20_Text">python app.py</text:span></text:p>
      <text:p text:style-name="Text_20_body">Expected output:</text:p>
      <text:p text:style-name="Preformatted_20_Text"><text:span text:style-name="Source_20_Text"><text:s/>* Running on http://127.0.0.1:5000</text:span></text:p>
      <text:p text:style-name="P93"><text:span text:style-name="Source_20_Text"><text:s/>* Debug mode: on</text:span></text:p>
      <text:h text:style-name="Heading_20_4" text:outline-level="4">2. Start Frontend Application</text:h>
      <text:p text:style-name="Preformatted_20_Text"><text:span text:style-name="Source_20_Text"># Terminal 2</text:span></text:p>
      <text:p text:style-name="P93"><text:span text:style-name="Source_20_Text">streamlit run streamlit_app.py</text:span></text:p>
      <text:p text:style-name="Text_20_body">Expected output:</text:p>
      <text:p text:style-name="Preformatted_20_Text"><text:span text:style-name="Source_20_Text"><text:s text:c="2"/>Local URL: http://localhost:8501</text:span></text:p>
      <text:p text:style-name="P93"><text:span text:style-name="Source_20_Text"><text:s text:c="2"/>Network URL: http://192.168.x.x:8501</text:span></text:p>
      <text:h text:style-name="Heading_20_3" text:outline-level="3">Basic Usage Flow</text:h>
      <text:list xml:id="list2730561068945744264" text:style-name="L25">
        <text:list-item>
          <text:p text:style-name="P70"><text:span text:style-name="Strong_20_Emphasis">Access Application</text:span>: Open browser to <text:span text:style-name="Source_20_Text">http://localhost:8501</text:span> </text:p>
        </text:list-item>
        <text:list-item>
          <text:p text:style-name="P70"><text:span text:style-name="Strong_20_Emphasis">Enter Query</text:span>: Type question in input field </text:p>
        </text:list-item>
        <text:list-item>
          <text:p text:style-name="P70"><text:span text:style-name="Strong_20_Emphasis">Send Message</text:span>: Click "Send ?" button </text:p>
        </text:list-item>
        <text:list-item>
          <text:p text:style-name="P70"><text:span text:style-name="Strong_20_Emphasis">View Response</text:span>: AI response appears in chat </text:p>
        </text:list-item>
        <text:list-item>
          <text:p text:style-name="P70"><text:span text:style-name="Strong_20_Emphasis">Use Suggestions</text:span>: Click suggestion chips for follow-up </text:p>
        </text:list-item>
        <text:list-item>
          <text:p text:style-name="P25"><text:span text:style-name="Strong_20_Emphasis">Continue Conversation</text:span>: Build on previous context </text:p>
        </text:list-item>
      </text:list>
      <text:h text:style-name="Heading_20_3" text:outline-level="3"><text:soft-page-break/>Example Interactions</text:h>
      <text:p text:style-name="Text_20_body"><text:span text:style-name="Strong_20_Emphasis">Example 1: Positive Review Response</text:span></text:p>
      <text:p text:style-name="Preformatted_20_Text"><text:span text:style-name="Source_20_Text">User: Generate a response to a 5-star review praising our food quality</text:span></text:p>
      <text:p text:style-name="Preformatted_20_Text"/>
      <text:p text:style-name="Preformatted_20_Text"><text:span text:style-name="Source_20_Text">AI: Thank you so much for your wonderful 5-star review! We're thrilled </text:span></text:p>
      <text:p text:style-name="Preformatted_20_Text"><text:span text:style-name="Source_20_Text">to hear that our food quality exceeded your expectations. Your kind words </text:span></text:p>
      <text:p text:style-name="Preformatted_20_Text"><text:span text:style-name="Source_20_Text">motivate our culinary team to continue delivering exceptional dining </text:span></text:p>
      <text:p text:style-name="P93"><text:span text:style-name="Source_20_Text">experiences. We look forward to welcoming you back soon!</text:span></text:p>
      <text:p text:style-name="Text_20_body"><text:span text:style-name="Strong_20_Emphasis">Example 2: Service Recovery</text:span></text:p>
      <text:p text:style-name="Preformatted_20_Text"><text:span text:style-name="Source_20_Text">User: Create an apology for a 30-minute service delay</text:span></text:p>
      <text:p text:style-name="Preformatted_20_Text"/>
      <text:p text:style-name="Preformatted_20_Text"><text:span text:style-name="Source_20_Text">AI: We sincerely apologize for the 30-minute delay in service you </text:span></text:p>
      <text:p text:style-name="Preformatted_20_Text"><text:span text:style-name="Source_20_Text">experienced. We understand how valuable your time is and deeply regret </text:span></text:p>
      <text:p text:style-name="Preformatted_20_Text"><text:span text:style-name="Source_20_Text">this inconvenience. We're implementing measures to prevent this from </text:span></text:p>
      <text:p text:style-name="Preformatted_20_Text"><text:span text:style-name="Source_20_Text">happening again and would like to offer you a complimentary dessert on </text:span></text:p>
      <text:p text:style-name="P93"><text:span text:style-name="Source_20_Text">your next visit as a gesture of goodwill.</text:span></text:p>
      <text:p text:style-name="Horizontal_20_Line"/>
      <text:h text:style-name="Heading_20_2" text:outline-level="2">Performance Considerations</text:h>
      <text:h text:style-name="Heading_20_3" text:outline-level="3">Optimization Strategies</text:h>
      <text:h text:style-name="Heading_20_4" text:outline-level="4">1. Caching</text:h>
      <text:list xml:id="list2836358773664021691" text:style-name="L26">
        <text:list-item>
          <text:p text:style-name="P71"><text:span text:style-name="Strong_20_Emphasis">Tiktoken Cache</text:span>: Pre-loaded tokenizer models </text:p>
        </text:list-item>
        <text:list-item>
          <text:p text:style-name="P71"><text:span text:style-name="Strong_20_Emphasis">Vector Store</text:span>: In-memory ChromaDB for fast retrieval </text:p>
        </text:list-item>
        <text:list-item>
          <text:p text:style-name="P26"><text:span text:style-name="Strong_20_Emphasis">Session Store</text:span>: Memory-based conversation history </text:p>
        </text:list-item>
      </text:list>
      <text:h text:style-name="Heading_20_4" text:outline-level="4">2. Chunking Strategy</text:h>
      <text:list xml:id="list7477672133538473886" text:style-name="L27">
        <text:list-item>
          <text:p text:style-name="P72">Optimal chunk size balances context and processing </text:p>
        </text:list-item>
        <text:list-item>
          <text:p text:style-name="P72">Overlap prevents information loss </text:p>
        </text:list-item>
        <text:list-item>
          <text:p text:style-name="P27">Character-based for predictable sizing </text:p>
        </text:list-item>
      </text:list>
      <text:h text:style-name="Heading_20_4" text:outline-level="4">3. Retrieval Efficiency</text:h>
      <text:list xml:id="list323762802770508362" text:style-name="L28">
        <text:list-item>
          <text:p text:style-name="P73">Top-K limited to 2 for speed </text:p>
        </text:list-item>
        <text:list-item>
          <text:p text:style-name="P73">Cosine similarity for fast search </text:p>
        </text:list-item>
        <text:list-item>
          <text:p text:style-name="P28">Pre-computed embeddings </text:p>
        </text:list-item>
      </text:list>
      <text:h text:style-name="Heading_20_3" text:outline-level="3">Performance Metric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Metric</text:p>
            </table:table-cell>
            <table:table-cell table:style-name="Table2.A1" office:value-type="string">
              <text:p text:style-name="Table_20_Heading">Target</text:p>
            </table:table-cell>
            <table:table-cell table:style-name="Table2.A1" office:value-type="string">
              <text:p text:style-name="Table_20_Heading">Actual</text:p>
            </table:table-cell>
          </table:table-row>
        </table:table-header-rows>
        <table:table-row>
          <table:table-cell table:style-name="Table2.A1" office:value-type="string">
            <text:p text:style-name="Table_20_Contents">API Response Time</text:p>
          </table:table-cell>
          <table:table-cell table:style-name="Table2.A1" office:value-type="string">
            <text:p text:style-name="Table_20_Contents">&lt; 3s</text:p>
          </table:table-cell>
          <table:table-cell table:style-name="Table2.A1" office:value-type="string">
            <text:p text:style-name="Table_20_Contents">2-5s</text:p>
          </table:table-cell>
        </table:table-row>
        <table:table-row>
          <table:table-cell table:style-name="Table2.A1" office:value-type="string">
            <text:p text:style-name="Table_20_Contents">First Token Time</text:p>
          </table:table-cell>
          <table:table-cell table:style-name="Table2.A1" office:value-type="string">
            <text:p text:style-name="Table_20_Contents">&lt; 1s</text:p>
          </table:table-cell>
          <table:table-cell table:style-name="Table2.A1" office:value-type="string">
            <text:p text:style-name="Table_20_Contents">1-2s</text:p>
          </table:table-cell>
        </table:table-row>
        <table:table-row>
          <table:table-cell table:style-name="Table2.A1" office:value-type="string">
            <text:p text:style-name="Table_20_Contents">Embedding Time</text:p>
          </table:table-cell>
          <table:table-cell table:style-name="Table2.A1" office:value-type="string">
            <text:p text:style-name="Table_20_Contents">&lt; 500ms</text:p>
          </table:table-cell>
          <table:table-cell table:style-name="Table2.A1" office:value-type="string">
            <text:p text:style-name="Table_20_Contents">300-800ms</text:p>
          </table:table-cell>
        </table:table-row>
        <table:table-row>
          <table:table-cell table:style-name="Table2.A1" office:value-type="string">
            <text:p text:style-name="Table_20_Contents">Retrieval Time</text:p>
          </table:table-cell>
          <table:table-cell table:style-name="Table2.A1" office:value-type="string">
            <text:p text:style-name="Table_20_Contents">&lt; 200ms</text:p>
          </table:table-cell>
          <table:table-cell table:style-name="Table2.A1" office:value-type="string">
            <text:p text:style-name="Table_20_Contents">100-300ms</text:p>
          </table:table-cell>
        </table:table-row>
        <table:table-row>
          <table:table-cell table:style-name="Table2.A1" office:value-type="string">
            <text:p text:style-name="Table_20_Contents">LLM Generation</text:p>
          </table:table-cell>
          <table:table-cell table:style-name="Table2.A1" office:value-type="string">
            <text:p text:style-name="Table_20_Contents">&lt; 2s</text:p>
          </table:table-cell>
          <table:table-cell table:style-name="Table2.A1" office:value-type="string">
            <text:p text:style-name="Table_20_Contents">1-4s</text:p>
          </table:table-cell>
        </table:table-row>
      </table:table>
      <text:h text:style-name="Heading_20_3" text:outline-level="3"><text:soft-page-break/>Scalability Considerations</text:h>
      <text:p text:style-name="Text_20_body"><text:span text:style-name="Strong_20_Emphasis">Current Limitations</text:span>:</text:p>
      <text:list xml:id="list7025011405353289852" text:style-name="L29">
        <text:list-item>
          <text:p text:style-name="P74">Single-instance deployment </text:p>
        </text:list-item>
        <text:list-item>
          <text:p text:style-name="P74">In-memory session storage </text:p>
        </text:list-item>
        <text:list-item>
          <text:p text:style-name="P74">No load balancing </text:p>
        </text:list-item>
        <text:list-item>
          <text:p text:style-name="P29">Synchronous processing </text:p>
        </text:list-item>
      </text:list>
      <text:p text:style-name="Text_20_body"><text:span text:style-name="Strong_20_Emphasis">Future Improvements</text:span>:</text:p>
      <text:list xml:id="list4926178868760591733" text:style-name="L30">
        <text:list-item>
          <text:p text:style-name="P75">Distributed session management (Redis) </text:p>
        </text:list-item>
        <text:list-item>
          <text:p text:style-name="P75">Horizontal scaling with load balancer </text:p>
        </text:list-item>
        <text:list-item>
          <text:p text:style-name="P75">Async processing for better concurrency </text:p>
        </text:list-item>
        <text:list-item>
          <text:p text:style-name="P30">Persistent vector store </text:p>
        </text:list-item>
      </text:list>
      <text:p text:style-name="Horizontal_20_Line"/>
      <text:h text:style-name="Heading_20_2" text:outline-level="2">Security</text:h>
      <text:h text:style-name="Heading_20_3" text:outline-level="3">Current Security Measures</text:h>
      <text:h text:style-name="Heading_20_4" text:outline-level="4">1. API Key Management</text:h>
      <text:list xml:id="list1374006772010253813" text:style-name="L31">
        <text:list-item>
          <text:p text:style-name="P76">Keys stored in configuration files (not in code) </text:p>
        </text:list-item>
        <text:list-item>
          <text:p text:style-name="P76">Environment variable support </text:p>
        </text:list-item>
        <text:list-item>
          <text:p text:style-name="P31">No hardcoded credentials in frontend </text:p>
        </text:list-item>
      </text:list>
      <text:h text:style-name="Heading_20_4" text:outline-level="4">2. Input Validation</text:h>
      <text:list xml:id="list212680651998608601" text:style-name="L32">
        <text:list-item>
          <text:p text:style-name="P77">Request payload validation </text:p>
        </text:list-item>
        <text:list-item>
          <text:p text:style-name="P77">Error handling for malformed requests </text:p>
        </text:list-item>
        <text:list-item>
          <text:p text:style-name="P32">Timeout protection </text:p>
        </text:list-item>
      </text:list>
      <text:h text:style-name="Heading_20_4" text:outline-level="4">3. SSL/TLS</text:h>
      <text:list xml:id="list8076064521538368910" text:style-name="L33">
        <text:list-item>
          <text:p text:style-name="P78">HTTPS for external API calls </text:p>
        </text:list-item>
        <text:list-item>
          <text:p text:style-name="P33">SSL verification disabled for internal testing (should be enabled in production) </text:p>
        </text:list-item>
      </text:list>
      <text:h text:style-name="Heading_20_3" text:outline-level="3">Security Recommendations</text:h>
      <text:h text:style-name="Heading_20_4" text:outline-level="4">For Production Deployment</text:h>
      <text:list xml:id="list3988594855721590775" text:style-name="L34">
        <text:list-item>
          <text:p text:style-name="P34"><text:span text:style-name="Strong_20_Emphasis">Environment Variables</text:span>:</text:p>
          <text:p text:style-name="P92"><text:span text:style-name="Source_20_Text"># Use .env file</text:span></text:p>
          <text:p text:style-name="P92"><text:span text:style-name="Source_20_Text">AZURE_API_KEY=your-key</text:span></text:p>
          <text:p text:style-name="P95"><text:span text:style-name="Source_20_Text">BACKEND_URL=https://your-domain.com/api</text:span></text:p>
        </text:list-item>
        <text:list-item>
          <text:p text:style-name="P34"><text:span text:style-name="Strong_20_Emphasis">API Authentication</text:span>:</text:p>
          <text:p text:style-name="P92"><text:span text:style-name="Source_20_Text"># Add authentication to Flask API</text:span></text:p>
          <text:p text:style-name="P92"><text:span text:style-name="Source_20_Text">@app.before_request</text:span></text:p>
          <text:p text:style-name="P92"><text:span text:style-name="Source_20_Text">def verify_api_key():</text:span></text:p>
          <text:p text:style-name="P92"><text:span text:style-name="Source_20_Text"><text:s text:c="4"/>api_key = request.headers.get('X-API-Key')</text:span></text:p>
          <text:p text:style-name="P92"><text:soft-page-break/><text:span text:style-name="Source_20_Text"><text:s text:c="4"/>if api_key != VALID_API_KEY:</text:span></text:p>
          <text:p text:style-name="P95"><text:span text:style-name="Source_20_Text"><text:s text:c="8"/>abort(401)</text:span></text:p>
        </text:list-item>
        <text:list-item>
          <text:p text:style-name="P34"><text:span text:style-name="Strong_20_Emphasis">Rate Limiting</text:span>:</text:p>
          <text:p text:style-name="P92"><text:span text:style-name="Source_20_Text">from flask_limiter import Limiter</text:span></text:p>
          <text:p text:style-name="P92"/>
          <text:p text:style-name="P95"><text:span text:style-name="Source_20_Text">limiter = Limiter(app, default_limits=["100 per hour"])</text:span></text:p>
        </text:list-item>
        <text:list-item>
          <text:p text:style-name="P34"><text:span text:style-name="Strong_20_Emphasis">CORS Configuration</text:span>:</text:p>
          <text:p text:style-name="P92"><text:span text:style-name="Source_20_Text">from flask_cors import CORS</text:span></text:p>
          <text:p text:style-name="P92"/>
          <text:p text:style-name="P92"><text:span text:style-name="Source_20_Text">CORS(app, resources={</text:span></text:p>
          <text:p text:style-name="P92"><text:span text:style-name="Source_20_Text"><text:s text:c="4"/>r"/chat": {"origins": ["https://your-domain.com"]}</text:span></text:p>
          <text:p text:style-name="P95"><text:span text:style-name="Source_20_Text">})</text:span></text:p>
        </text:list-item>
        <text:list-item>
          <text:p text:style-name="P34"><text:span text:style-name="Strong_20_Emphasis">Input Sanitization</text:span>:</text:p>
          <text:list>
            <text:list-item>
              <text:p text:style-name="P79">Validate question length </text:p>
            </text:list-item>
            <text:list-item>
              <text:p text:style-name="P79">Filter potentially malicious content </text:p>
            </text:list-item>
            <text:list-item>
              <text:p text:style-name="P34">Escape special characters </text:p>
            </text:list-item>
          </text:list>
        </text:list-item>
      </text:list>
      <text:p text:style-name="Horizontal_20_Line"/>
      <text:h text:style-name="Heading_20_2" text:outline-level="2">Troubleshooting</text:h>
      <text:h text:style-name="Heading_20_3" text:outline-level="3">Common Issues</text:h>
      <text:h text:style-name="Heading_20_4" text:outline-level="4">1. Backend Connection Error</text:h>
      <text:p text:style-name="Text_20_body"><text:span text:style-name="Strong_20_Emphasis">Symptom</text:span>: "❌ Connection Error: Backend server is not responding"</text:p>
      <text:p text:style-name="Text_20_body"><text:span text:style-name="Strong_20_Emphasis">Solutions</text:span>:</text:p>
      <text:list xml:id="list7493611096983574893" text:style-name="L35">
        <text:list-item>
          <text:p text:style-name="P80">Verify Flask server is running: <text:span text:style-name="Source_20_Text">python app.py</text:span> </text:p>
        </text:list-item>
        <text:list-item>
          <text:p text:style-name="P80">Check port availability: <text:span text:style-name="Source_20_Text">netstat -ano | findstr :5000</text:span> </text:p>
        </text:list-item>
        <text:list-item>
          <text:p text:style-name="P80">Confirm URL in Streamlit app: <text:span text:style-name="Source_20_Text">BACKEND_URL = "http://127.0.0.1:5000/chat"</text:span> </text:p>
        </text:list-item>
        <text:list-item>
          <text:p text:style-name="P35">Disable firewall temporarily to test </text:p>
        </text:list-item>
      </text:list>
      <text:h text:style-name="Heading_20_4" text:outline-level="4">2. Tiktoken Cache Error</text:h>
      <text:p text:style-name="Text_20_body"><text:span text:style-name="Strong_20_Emphasis">Symptom</text:span>: "AssertionError: Tiktoken cache file not found"</text:p>
      <text:p text:style-name="Text_20_body"><text:span text:style-name="Strong_20_Emphasis">Solutions</text:span>:</text:p>
      <text:p text:style-name="Preformatted_20_Text"><text:span text:style-name="Source_20_Text"># Ensure cache directory exists</text:span></text:p>
      <text:p text:style-name="Preformatted_20_Text"><text:span text:style-name="Source_20_Text">import os</text:span></text:p>
      <text:p text:style-name="Preformatted_20_Text"><text:span text:style-name="Source_20_Text">os.makedirs(tiktoken_cache_dir, exist_ok=True)</text:span></text:p>
      <text:p text:style-name="Preformatted_20_Text"/>
      <text:p text:style-name="Preformatted_20_Text"><text:span text:style-name="Source_20_Text"># Download tokenizer files</text:span></text:p>
      <text:p text:style-name="Preformatted_20_Text"><text:span text:style-name="Source_20_Text">import tiktoken</text:span></text:p>
      <text:p text:style-name="P93"><text:span text:style-name="Source_20_Text">encoding = tiktoken.get_encoding("cl100k_base")</text:span></text:p>
      <text:h text:style-name="Heading_20_4" text:outline-level="4">3. API Authentication Error</text:h>
      <text:p text:style-name="Text_20_body"><text:span text:style-name="Strong_20_Emphasis">Symptom</text:span>: 401 Unauthorized or API key invalid</text:p>
      <text:p text:style-name="Text_20_body"><text:soft-page-break/><text:span text:style-name="Strong_20_Emphasis">Solutions</text:span>:</text:p>
      <text:list xml:id="list1728908095997279327" text:style-name="L36">
        <text:list-item>
          <text:p text:style-name="P81">Verify API key in <text:span text:style-name="Source_20_Text">rag_chain.py</text:span> </text:p>
        </text:list-item>
        <text:list-item>
          <text:p text:style-name="P81">Check Azure endpoint accessibility </text:p>
        </text:list-item>
        <text:list-item>
          <text:p text:style-name="P81">Confirm model names are correct </text:p>
        </text:list-item>
        <text:list-item>
          <text:p text:style-name="P36">Test API key with curl: </text:p>
          <text:p text:style-name="P96"><text:span text:style-name="Source_20_Text">curl https://genailab.tcs.in/v1/models \ <text:s/>-H "Authorization: Bearer your-api-key"</text:span></text:p>
        </text:list-item>
      </text:list>
      <text:h text:style-name="Heading_20_4" text:outline-level="4">4. Slow Response Times</text:h>
      <text:p text:style-name="Text_20_body"><text:span text:style-name="Strong_20_Emphasis">Symptoms</text:span>: Requests taking &gt; 10 seconds</text:p>
      <text:p text:style-name="Text_20_body"><text:span text:style-name="Strong_20_Emphasis">Solutions</text:span>:</text:p>
      <text:list xml:id="list4956489588301074108" text:style-name="L37">
        <text:list-item>
          <text:p text:style-name="P82">Reduce chunk size for faster retrieval </text:p>
        </text:list-item>
        <text:list-item>
          <text:p text:style-name="P82">Decrease top-K documents </text:p>
        </text:list-item>
        <text:list-item>
          <text:p text:style-name="P82">Check network latency to Azure </text:p>
        </text:list-item>
        <text:list-item>
          <text:p text:style-name="P37">Monitor LLM API rate limits </text:p>
        </text:list-item>
      </text:list>
      <text:h text:style-name="Heading_20_4" text:outline-level="4">5. Memory Issues</text:h>
      <text:p text:style-name="Text_20_body"><text:span text:style-name="Strong_20_Emphasis">Symptom</text:span>: Application crashes or becomes unresponsive</text:p>
      <text:p text:style-name="Text_20_body"><text:span text:style-name="Strong_20_Emphasis">Solutions</text:span>:</text:p>
      <text:p text:style-name="Preformatted_20_Text"><text:span text:style-name="Source_20_Text"># Limit session store size</text:span></text:p>
      <text:p text:style-name="Preformatted_20_Text"><text:span text:style-name="Source_20_Text">MAX_SESSIONS = 100</text:span></text:p>
      <text:p text:style-name="Preformatted_20_Text"/>
      <text:p text:style-name="Preformatted_20_Text"><text:span text:style-name="Source_20_Text">def cleanup_old_sessions():</text:span></text:p>
      <text:p text:style-name="Preformatted_20_Text"><text:span text:style-name="Source_20_Text"><text:s text:c="4"/>if len(store) &gt; MAX_SESSIONS:</text:span></text:p>
      <text:p text:style-name="Preformatted_20_Text"><text:span text:style-name="Source_20_Text"><text:s text:c="8"/>oldest_key = min(store.keys())</text:span></text:p>
      <text:p text:style-name="P93"><text:span text:style-name="Source_20_Text"><text:s text:c="8"/>del store[oldest_key]</text:span></text:p>
      <text:h text:style-name="Heading_20_3" text:outline-level="3">Debug Mode</text:h>
      <text:p text:style-name="Text_20_body">Enable detailed logging:</text:p>
      <text:p text:style-name="Preformatted_20_Text"><text:span text:style-name="Source_20_Text"># app.py</text:span></text:p>
      <text:p text:style-name="Preformatted_20_Text"><text:span text:style-name="Source_20_Text">import logging</text:span></text:p>
      <text:p text:style-name="Preformatted_20_Text"><text:span text:style-name="Source_20_Text">logging.basicConfig(level=logging.DEBUG)</text:span></text:p>
      <text:p text:style-name="Preformatted_20_Text"/>
      <text:p text:style-name="Preformatted_20_Text"><text:span text:style-name="Source_20_Text"># rag_chain.py</text:span></text:p>
      <text:p text:style-name="Preformatted_20_Text"><text:span text:style-name="Source_20_Text">from langchain.globals import set_debug</text:span></text:p>
      <text:p text:style-name="P93"><text:span text:style-name="Source_20_Text">set_debug(True)</text:span></text:p>
      <text:p text:style-name="Horizontal_20_Line"/>
      <text:h text:style-name="Heading_20_2" text:outline-level="2">Future Enhancements</text:h>
      <text:h text:style-name="Heading_20_3" text:outline-level="3">Planned Features</text:h>
      <text:h text:style-name="Heading_20_4" text:outline-level="4">1. Multi-Language Support</text:h>
      <text:list xml:id="list5841473283129268026" text:style-name="L38">
        <text:list-item>
          <text:p text:style-name="P83">Translation integration </text:p>
        </text:list-item>
        <text:list-item>
          <text:p text:style-name="P83"><text:soft-page-break/>Language-specific models </text:p>
        </text:list-item>
        <text:list-item>
          <text:p text:style-name="P38">Regional tone adaptation </text:p>
        </text:list-item>
      </text:list>
      <text:h text:style-name="Heading_20_4" text:outline-level="4">2. Advanced Analytics</text:h>
      <text:list xml:id="list5517740801655758702" text:style-name="L39">
        <text:list-item>
          <text:p text:style-name="P84">Sentiment analysis dashboard </text:p>
        </text:list-item>
        <text:list-item>
          <text:p text:style-name="P84">Response quality metrics </text:p>
        </text:list-item>
        <text:list-item>
          <text:p text:style-name="P84">Customer satisfaction tracking </text:p>
        </text:list-item>
        <text:list-item>
          <text:p text:style-name="P39">A/B testing for responses </text:p>
        </text:list-item>
      </text:list>
      <text:h text:style-name="Heading_20_4" text:outline-level="4">3. Integration Capabilities</text:h>
      <text:list xml:id="list4697480056677313984" text:style-name="L40">
        <text:list-item>
          <text:p text:style-name="P85">Direct platform integration (TripAdvisor, Google Reviews) </text:p>
        </text:list-item>
        <text:list-item>
          <text:p text:style-name="P85">CRM system connectivity </text:p>
        </text:list-item>
        <text:list-item>
          <text:p text:style-name="P85">Email automation </text:p>
        </text:list-item>
        <text:list-item>
          <text:p text:style-name="P40">Social media posting </text:p>
        </text:list-item>
      </text:list>
      <text:h text:style-name="Heading_20_4" text:outline-level="4">4. Enhanced RAG</text:h>
      <text:list xml:id="list5890007033120087588" text:style-name="L41">
        <text:list-item>
          <text:p text:style-name="P86">Multi-document support </text:p>
        </text:list-item>
        <text:list-item>
          <text:p text:style-name="P86">Dynamic document updating </text:p>
        </text:list-item>
        <text:list-item>
          <text:p text:style-name="P86">Hierarchical retrieval </text:p>
        </text:list-item>
        <text:list-item>
          <text:p text:style-name="P41">Hybrid search (keyword + semantic) </text:p>
        </text:list-item>
      </text:list>
      <text:h text:style-name="Heading_20_4" text:outline-level="4">5. User Management</text:h>
      <text:list xml:id="list4136966861029948018" text:style-name="L42">
        <text:list-item>
          <text:p text:style-name="P87">Multi-user support </text:p>
        </text:list-item>
        <text:list-item>
          <text:p text:style-name="P87">Role-based access control </text:p>
        </text:list-item>
        <text:list-item>
          <text:p text:style-name="P87">Team collaboration features </text:p>
        </text:list-item>
        <text:list-item>
          <text:p text:style-name="P42">Response approval workflows </text:p>
        </text:list-item>
      </text:list>
      <text:h text:style-name="Heading_20_4" text:outline-level="4">6. Performance Improvements</text:h>
      <text:list xml:id="list5059027152102348809" text:style-name="L43">
        <text:list-item>
          <text:p text:style-name="P88">Response caching </text:p>
        </text:list-item>
        <text:list-item>
          <text:p text:style-name="P88">Async processing </text:p>
        </text:list-item>
        <text:list-item>
          <text:p text:style-name="P88">Batch request handling </text:p>
        </text:list-item>
        <text:list-item>
          <text:p text:style-name="P43">Edge deployment </text:p>
        </text:list-item>
      </text:list>
      <text:h text:style-name="Heading_20_4" text:outline-level="4">7. Quality Assurance</text:h>
      <text:list xml:id="list8688135318588060221" text:style-name="L44">
        <text:list-item>
          <text:p text:style-name="P89">Response quality scoring </text:p>
        </text:list-item>
        <text:list-item>
          <text:p text:style-name="P89">Automated testing </text:p>
        </text:list-item>
        <text:list-item>
          <text:p text:style-name="P89">Compliance checking </text:p>
        </text:list-item>
        <text:list-item>
          <text:p text:style-name="P44">Brand voice consistency </text:p>
        </text:list-item>
      </text:list>
      <text:h text:style-name="Heading_20_3" text:outline-level="3">Technical Debt</text:h>
      <text:list xml:id="list269927035738510985" text:style-name="L45">
        <text:list-item>
          <text:p text:style-name="P90">[ ] Replace in-memory storage with Redis </text:p>
        </text:list-item>
        <text:list-item>
          <text:p text:style-name="P90">[ ] Implement proper logging framework </text:p>
        </text:list-item>
        <text:list-item>
          <text:p text:style-name="P90">[ ] Add comprehensive unit tests </text:p>
        </text:list-item>
        <text:list-item>
          <text:p text:style-name="P90">[ ] Set up CI/CD pipeline </text:p>
        </text:list-item>
        <text:list-item>
          <text:p text:style-name="P90"><text:soft-page-break/>[ ] Enable SSL verification in production </text:p>
        </text:list-item>
        <text:list-item>
          <text:p text:style-name="P90">[ ] Implement database for persistence </text:p>
        </text:list-item>
        <text:list-item>
          <text:p text:style-name="P90">[ ] Add monitoring and alerting </text:p>
        </text:list-item>
        <text:list-item>
          <text:p text:style-name="P45">[ ] Create Docker containerization </text:p>
        </text:list-item>
      </text:list>
      <text:p text:style-name="Horizontal_20_Line"/>
      <text:h text:style-name="Heading_20_2" text:outline-level="2">Appendix</text:h>
      <text:h text:style-name="Heading_20_3" text:outline-level="3">A. File Structure</text:h>
      <text:p text:style-name="Preformatted_20_Text"><text:span text:style-name="Source_20_Text">restaurant_chatbot/</text:span></text:p>
      <text:p text:style-name="Preformatted_20_Text"><text:span text:style-name="Source_20_Text">├── app.py <text:s text:c="25"/># Flask backend API</text:span></text:p>
      <text:p text:style-name="Preformatted_20_Text"><text:span text:style-name="Source_20_Text">├── rag_chain.py <text:s text:c="19"/># RAG implementation</text:span></text:p>
      <text:p text:style-name="Preformatted_20_Text"><text:span text:style-name="Source_20_Text">├── streamlit_app.py <text:s text:c="15"/># Frontend application</text:span></text:p>
      <text:p text:style-name="Preformatted_20_Text"><text:span text:style-name="Source_20_Text">├── data/</text:span></text:p>
      <text:p text:style-name="Preformatted_20_Text"><text:span text:style-name="Source_20_Text">│ <text:s text:c="2"/>└── Hotel_Restaurant_Reviews_Dataset_Full.txt</text:span></text:p>
      <text:p text:style-name="Preformatted_20_Text"><text:span text:style-name="Source_20_Text">├── token/</text:span></text:p>
      <text:p text:style-name="Preformatted_20_Text"><text:span text:style-name="Source_20_Text">│ <text:s text:c="2"/>└── tiktoken_cache/</text:span></text:p>
      <text:p text:style-name="Preformatted_20_Text"><text:span text:style-name="Source_20_Text">│ <text:s text:c="6"/>└── 9b5ad71b2ce5302211f9c61530b329a4922fc6a4</text:span></text:p>
      <text:p text:style-name="Preformatted_20_Text"><text:span text:style-name="Source_20_Text">├── file_*.txt <text:s text:c="21"/># Session conversation logs</text:span></text:p>
      <text:p text:style-name="Preformatted_20_Text"><text:span text:style-name="Source_20_Text">├── requirements.txt <text:s text:c="15"/># Python dependencies</text:span></text:p>
      <text:p text:style-name="P93"><text:span text:style-name="Source_20_Text">└── README.md <text:s text:c="22"/># Project documentation</text:span></text:p>
      <text:h text:style-name="Heading_20_3" text:outline-level="3">B. Dependencies Version Matrix</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ackage</text:p>
            </table:table-cell>
            <table:table-cell table:style-name="Table3.A1" office:value-type="string">
              <text:p text:style-name="Table_20_Heading">Version</text:p>
            </table:table-cell>
            <table:table-cell table:style-name="Table3.A1" office:value-type="string">
              <text:p text:style-name="Table_20_Heading">Purpose</text:p>
            </table:table-cell>
          </table:table-row>
        </table:table-header-rows>
        <table:table-row>
          <table:table-cell table:style-name="Table3.A1" office:value-type="string">
            <text:p text:style-name="Table_20_Contents">flask</text:p>
          </table:table-cell>
          <table:table-cell table:style-name="Table3.A1" office:value-type="string">
            <text:p text:style-name="Table_20_Contents">2.3.0</text:p>
          </table:table-cell>
          <table:table-cell table:style-name="Table3.A1" office:value-type="string">
            <text:p text:style-name="Table_20_Contents">Web API framework</text:p>
          </table:table-cell>
        </table:table-row>
        <table:table-row>
          <table:table-cell table:style-name="Table3.A1" office:value-type="string">
            <text:p text:style-name="Table_20_Contents">streamlit</text:p>
          </table:table-cell>
          <table:table-cell table:style-name="Table3.A1" office:value-type="string">
            <text:p text:style-name="Table_20_Contents">1.28.0</text:p>
          </table:table-cell>
          <table:table-cell table:style-name="Table3.A1" office:value-type="string">
            <text:p text:style-name="Table_20_Contents">Frontend framework</text:p>
          </table:table-cell>
        </table:table-row>
        <table:table-row>
          <table:table-cell table:style-name="Table3.A1" office:value-type="string">
            <text:p text:style-name="Table_20_Contents">langchain</text:p>
          </table:table-cell>
          <table:table-cell table:style-name="Table3.A1" office:value-type="string">
            <text:p text:style-name="Table_20_Contents">0.1.0</text:p>
          </table:table-cell>
          <table:table-cell table:style-name="Table3.A1" office:value-type="string">
            <text:p text:style-name="Table_20_Contents">LLM orchestration</text:p>
          </table:table-cell>
        </table:table-row>
        <table:table-row>
          <table:table-cell table:style-name="Table3.A1" office:value-type="string">
            <text:p text:style-name="Table_20_Contents">langchain-openai</text:p>
          </table:table-cell>
          <table:table-cell table:style-name="Table3.A1" office:value-type="string">
            <text:p text:style-name="Table_20_Contents">0.0.2</text:p>
          </table:table-cell>
          <table:table-cell table:style-name="Table3.A1" office:value-type="string">
            <text:p text:style-name="Table_20_Contents">OpenAI integration</text:p>
          </table:table-cell>
        </table:table-row>
        <table:table-row>
          <table:table-cell table:style-name="Table3.A1" office:value-type="string">
            <text:p text:style-name="Table_20_Contents">chromadb</text:p>
          </table:table-cell>
          <table:table-cell table:style-name="Table3.A1" office:value-type="string">
            <text:p text:style-name="Table_20_Contents">0.4.18</text:p>
          </table:table-cell>
          <table:table-cell table:style-name="Table3.A1" office:value-type="string">
            <text:p text:style-name="Table_20_Contents">Vector database</text:p>
          </table:table-cell>
        </table:table-row>
        <table:table-row>
          <table:table-cell table:style-name="Table3.A1" office:value-type="string">
            <text:p text:style-name="Table_20_Contents">httpx</text:p>
          </table:table-cell>
          <table:table-cell table:style-name="Table3.A1" office:value-type="string">
            <text:p text:style-name="Table_20_Contents">0.25.0</text:p>
          </table:table-cell>
          <table:table-cell table:style-name="Table3.A1" office:value-type="string">
            <text:p text:style-name="Table_20_Contents">HTTP client</text:p>
          </table:table-cell>
        </table:table-row>
        <table:table-row>
          <table:table-cell table:style-name="Table3.A1" office:value-type="string">
            <text:p text:style-name="Table_20_Contents">tiktoken</text:p>
          </table:table-cell>
          <table:table-cell table:style-name="Table3.A1" office:value-type="string">
            <text:p text:style-name="Table_20_Contents">0.5.1</text:p>
          </table:table-cell>
          <table:table-cell table:style-name="Table3.A1" office:value-type="string">
            <text:p text:style-name="Table_20_Contents">Tokenization</text:p>
          </table:table-cell>
        </table:table-row>
      </table:table>
      <text:h text:style-name="Heading_20_3" text:outline-level="3">C. API Rate Limit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Endpoint</text:p>
            </table:table-cell>
            <table:table-cell table:style-name="Table4.A1" office:value-type="string">
              <text:p text:style-name="Table_20_Heading">Limit</text:p>
            </table:table-cell>
            <table:table-cell table:style-name="Table4.A1" office:value-type="string">
              <text:p text:style-name="Table_20_Heading">Window</text:p>
            </table:table-cell>
          </table:table-row>
        </table:table-header-rows>
        <table:table-row>
          <table:table-cell table:style-name="Table4.A1" office:value-type="string">
            <text:p text:style-name="Table_20_Contents">/chat</text:p>
          </table:table-cell>
          <table:table-cell table:style-name="Table4.A1" office:value-type="string">
            <text:p text:style-name="Table_20_Contents">None (currently)</text:p>
          </table:table-cell>
          <table:table-cell table:style-name="Table4.A1" office:value-type="string">
            <text:p text:style-name="Table_20_Contents">-</text:p>
          </table:table-cell>
        </table:table-row>
        <table:table-row>
          <table:table-cell table:style-name="Table4.A1" office:value-type="string">
            <text:p text:style-name="Table_20_Contents">OpenAI Embeddings</text:p>
          </table:table-cell>
          <table:table-cell table:style-name="Table4.A1" office:value-type="string">
            <text:p text:style-name="Table_20_Contents">3,000 RPM</text:p>
          </table:table-cell>
          <table:table-cell table:style-name="Table4.A1" office:value-type="string">
            <text:p text:style-name="Table_20_Contents">1 minute</text:p>
          </table:table-cell>
        </table:table-row>
        <table:table-row>
          <table:table-cell table:style-name="Table4.A1" office:value-type="string">
            <text:p text:style-name="Table_20_Contents">OpenAI Chat</text:p>
          </table:table-cell>
          <table:table-cell table:style-name="Table4.A1" office:value-type="string">
            <text:p text:style-name="Table_20_Contents">3,500 RPM</text:p>
          </table:table-cell>
          <table:table-cell table:style-name="Table4.A1" office:value-type="string">
            <text:p text:style-name="Table_20_Contents">1 minute</text:p>
          </table:table-cell>
        </table:table-row>
      </table:table>
      <text:h text:style-name="Heading_20_3" text:outline-level="3">D. Glossary</text:h>
      <text:list xml:id="list4412784785552319454" text:style-name="L46">
        <text:list-item>
          <text:p text:style-name="P91"><text:span text:style-name="Strong_20_Emphasis">RAG</text:span>: Retrieval-Augmented Generation </text:p>
        </text:list-item>
        <text:list-item>
          <text:p text:style-name="P91"><text:span text:style-name="Strong_20_Emphasis">LLM</text:span>: Large Language Model </text:p>
        </text:list-item>
        <text:list-item>
          <text:p text:style-name="P91"><text:span text:style-name="Strong_20_Emphasis">Embedding</text:span>: Vector representation of text </text:p>
        </text:list-item>
        <text:list-item>
          <text:p text:style-name="P91"><text:span text:style-name="Strong_20_Emphasis">Vector Store</text:span>: Database for similarity search </text:p>
        </text:list-item>
        <text:list-item>
          <text:p text:style-name="P91"><text:span text:style-name="Strong_20_Emphasis">Chunk</text:span>: Segment of text for processing </text:p>
        </text:list-item>
        <text:list-item>
          <text:p text:style-name="P91"><text:span text:style-name="Strong_20_Emphasis">Session</text:span>: Unique conversation thread </text:p>
        </text:list-item>
        <text:list-item>
          <text:p text:style-name="P46"><text:span text:style-name="Strong_20_Emphasis">Context Window</text:span>: Amount of history considered </text:p>
        </text:list-item>
      </text:list>
      <text:p text:style-name="Horizontal_20_Line"><text:soft-page-break/></text:p>
      <text:h text:style-name="Heading_20_2" text:outline-level="2">Contact &amp; Support</text:h>
      <text:p text:style-name="Text_20_body"><text:span text:style-name="Strong_20_Emphasis">Project Maintainer</text:span>: Development Team <text:span text:style-name="Strong_20_Emphasis">Documentation Version</text:span>: 1.0 <text:span text:style-name="Strong_20_Emphasis">Last Updated</text:span>: October 2025</text:p>
      <text:p text:style-name="Text_20_body">For issues, questions, or contributions, please refer to the project repository or contact the development team.</text:p>
      <text:p text:style-name="Horizontal_20_Line"/>
      <text:p text:style-name="Text_20_body"><text:span text:style-name="Emphasis">This documentation is maintained as part of the AI Customer Review Response Generator project. Please keep it updated with any system chang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S</meta:editing-duration>
    <meta:editing-cycles>3</meta:editing-cycles>
    <meta:generator>OpenOffice/4.1.15$Win32 OpenOffice.org_project/4115m2$Build-9813</meta:generator>
    <dc:date>2025-10-16T16:28:17.61</dc:date>
    <meta:document-statistic meta:table-count="4" meta:image-count="0" meta:object-count="0" meta:page-count="19" meta:paragraph-count="725" meta:word-count="2919" meta:character-count="23628"/>
    <meta:user-defined meta:name="Info 1"/>
    <meta:user-defined meta:name="Info 2"/>
    <meta:user-defined meta:name="Info 3"/>
    <meta:user-defined meta:name="Info 4"/>
  </office:meta>
</office:document-meta>
</file>